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40000012C78965723E11E800C.png" manifest:media-type="image/png"/>
  <manifest:file-entry manifest:full-path="Pictures/10000201000001140000012C7F7886BDB2DF9CCB.png" manifest:media-type="image/png"/>
  <manifest:file-entry manifest:full-path="Pictures/10000201000001140000012C090E58110525CA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9.851cm" fo:margin-top="0cm" fo:margin-bottom="0cm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0.478cm"/>
    </style:style>
    <style:style style:name="Tabelle1.B" style:family="table-column">
      <style:table-column-properties style:column-width="0.483cm"/>
    </style:style>
    <style:style style:name="Tabelle1.D" style:family="table-column">
      <style:table-column-properties style:column-width="0.485cm"/>
    </style:style>
    <style:style style:name="Tabelle1.o" style:family="table-column">
      <style:table-column-properties style:column-width="0.482cm"/>
    </style:style>
    <style:style style:name="Tabelle1.1" style:family="table-row">
      <style:table-row-properties style:min-row-height="0.31cm" fo:background-color="transparent" fo:keep-together="auto">
        <style:background-image/>
      </style:table-row-properties>
    </style:style>
    <style:style style:name="Tabelle1.A1" style:family="table-cell">
      <style:table-cell-properties style:vertical-align="bottom" fo:padding-left="0.053cm" fo:padding-right="0.053cm" fo:padding-top="0cm" fo:padding-bottom="0cm" fo:border="none"/>
    </style:style>
    <style:style style:name="Tabelle1.B1" style:family="table-cell">
      <style:table-cell-properties style:vertical-align="bottom" fo:padding-left="0.049cm" fo:padding-right="0.049cm" fo:padding-top="0cm" fo:padding-bottom="0cm" fo:border-left="none" fo:border-right="none" fo:border-top="none" fo:border-bottom="0.8pt dotted #000000"/>
    </style:style>
    <style:style style:name="Tabelle1.N1" style:family="table-cell">
      <style:table-cell-properties style:vertical-align="middle" fo:padding-left="0.049cm" fo:padding-right="0.049cm" fo:padding-top="0cm" fo:padding-bottom="0cm" fo:border="none"/>
    </style:style>
    <style:style style:name="Tabelle1.P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8pt dotted #000000" style:writing-mode="page">
        <style:background-image/>
      </style:table-cell-properties>
    </style:style>
    <style:style style:name="Tabelle1.d3" style:family="table-cell">
      <style:table-cell-properties style:vertical-align="" fo:background-color="transparent" fo:padding-left="0.049cm" fo:padding-right="0.049cm" fo:padding-top="0cm" fo:padding-bottom="0cm" fo:border="none" style:writing-mode="page">
        <style:background-image/>
      </style:table-cell-properties>
    </style:style>
    <style:style style:name="Tabelle1.4" style:family="table-row">
      <style:table-row-properties style:min-row-height="0.199cm" fo:background-color="transparent" fo:keep-together="auto">
        <style:background-image/>
      </style:table-row-properties>
    </style:style>
    <style:style style:name="Tabelle1.5" style:family="table-row">
      <style:table-row-properties style:min-row-height="0.252cm" fo:background-color="transparent" fo:keep-together="auto">
        <style:background-image/>
      </style:table-row-properties>
    </style:style>
    <style:style style:name="Tabelle1.B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C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D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E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F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G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H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I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J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K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L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M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N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none"/>
    </style:style>
    <style:style style:name="Tabelle1.P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Q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R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S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T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U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V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W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X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Y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Z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a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b5" style:family="table-cell">
      <style:table-cell-properties style:vertical-align="middle" fo:background-color="transparent" fo:padding-left="0.049cm" fo:padding-right="0.049cm" fo:padding-top="0cm" fo:padding-bottom="0cm" fo:border-left="0.05pt solid #000000" fo:border-right="none" fo:border-top="none" fo:border-bottom="none" style:writing-mode="page">
        <style:background-image/>
      </style:table-cell-properties>
    </style:style>
    <style:style style:name="Tabelle1.c5" style:family="table-cell">
      <style:table-cell-properties style:vertical-align="middle" fo:background-color="transparent" fo:padding-left="0.049cm" fo:padding-right="0.049cm" fo:padding-top="0cm" fo:padding-bottom="0cm" fo:border="none" style:writing-mode="page">
        <style:background-image/>
      </style:table-cell-properties>
    </style:style>
    <style:style style:name="Tabelle1.d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e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f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g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h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i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j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k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l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m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n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o5" style:family="table-cell">
      <style:table-cell-properties style:vertical-align="middle" fo:padding-left="0.049cm" fo:padding-right="0.049cm" fo:padding-top="0cm" fo:padding-bottom="0cm" fo:border="0.05pt solid #000000"/>
    </style:style>
    <style:style style:name="Tabelle1.6" style:family="table-row">
      <style:table-row-properties style:min-row-height="0.326cm" fo:background-color="transparent" fo:keep-together="auto">
        <style:background-image/>
      </style:table-row-properties>
    </style:style>
    <style:style style:name="Tabelle1.A6" style:family="table-cell">
      <style:table-cell-properties style:vertical-align="middle" fo:padding-left="0.053cm" fo:padding-right="0.053cm" fo:padding-top="0cm" fo:padding-bottom="0cm" fo:border="none"/>
    </style:style>
    <style:style style:name="Tabelle1.B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C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D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E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F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G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H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I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J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K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L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M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N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none"/>
    </style:style>
    <style:style style:name="Tabelle1.P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Q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R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S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T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U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V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W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X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Y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Z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a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d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e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f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g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h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i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j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k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l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m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n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o6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1.7" style:family="table-row">
      <style:table-row-properties style:min-row-height="0.092cm" fo:background-color="transparent" fo:keep-together="auto">
        <style:background-image/>
      </style:table-row-properties>
    </style:style>
    <style:style style:name="Tabelle1.A7" style:family="table-cell">
      <style:table-cell-properties style:vertical-align="middle" fo:padding-left="0.053cm" fo:padding-right="0.053cm" fo:padding-top="0cm" fo:padding-bottom="0cm" fo:border="none"/>
    </style:style>
    <style:style style:name="Tabelle1.B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C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D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E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F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G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H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I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J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K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L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M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N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none"/>
    </style:style>
    <style:style style:name="Tabelle1.P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Q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R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S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T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U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V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W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X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Y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Z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a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d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e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f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g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h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i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j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k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l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m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n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o7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1.8" style:family="table-row">
      <style:table-row-properties style:min-row-height="0.228cm" fo:background-color="transparent" fo:keep-together="auto">
        <style:background-image/>
      </style:table-row-properties>
    </style:style>
    <style:style style:name="Tabelle1.A8" style:family="table-cell">
      <style:table-cell-properties style:vertical-align="middle" fo:padding-left="0.053cm" fo:padding-right="0.053cm" fo:padding-top="0cm" fo:padding-bottom="0cm" fo:border="none"/>
    </style:style>
    <style:style style:name="Tabelle1.B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C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D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E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F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G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H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I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J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K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L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M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N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none"/>
    </style:style>
    <style:style style:name="Tabelle1.P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Q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R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S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T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U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V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W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X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Y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Z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a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d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e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f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g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h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i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j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k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l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m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n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o8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2" style:family="table">
      <style:table-properties style:width="19.853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0.48cm"/>
    </style:style>
    <style:style style:name="Tabelle2.B" style:family="table-column">
      <style:table-column-properties style:column-width="0.483cm"/>
    </style:style>
    <style:style style:name="Tabelle2.D" style:family="table-column">
      <style:table-column-properties style:column-width="0.485cm"/>
    </style:style>
    <style:style style:name="Tabelle2.o" style:family="table-column">
      <style:table-column-properties style:column-width="0.482cm"/>
    </style:style>
    <style:style style:name="Tabelle2.1" style:family="table-row">
      <style:table-row-properties style:min-row-height="0.31cm" fo:background-color="transparent" fo:keep-together="auto">
        <style:background-image/>
      </style:table-row-properties>
    </style:style>
    <style:style style:name="Tabelle2.A1" style:family="table-cell">
      <style:table-cell-properties style:vertical-align="bottom" fo:padding-left="0.053cm" fo:padding-right="0.053cm" fo:padding-top="0cm" fo:padding-bottom="0cm" fo:border="none"/>
    </style:style>
    <style:style style:name="Tabelle2.B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8pt dotted #000000" style:writing-mode="page">
        <style:background-image/>
      </style:table-cell-properties>
    </style:style>
    <style:style style:name="Tabelle2.N1" style:family="table-cell">
      <style:table-cell-properties style:vertical-align="middle" fo:background-color="transparent" fo:padding-left="0.049cm" fo:padding-right="0.049cm" fo:padding-top="0cm" fo:padding-bottom="0cm" fo:border="none" style:writing-mode="page">
        <style:background-image/>
      </style:table-cell-properties>
    </style:style>
    <style:style style:name="Tabelle2.B3" style:family="table-cell">
      <style:table-cell-properties style:vertical-align="middle" fo:padding-left="0.049cm" fo:padding-right="0.049cm" fo:padding-top="0cm" fo:padding-bottom="0cm" fo:border="none"/>
    </style:style>
    <style:style style:name="Tabelle2.P3" style:family="table-cell">
      <style:table-cell-properties style:vertical-align="middle" fo:padding-left="0.049cm" fo:padding-right="0.049cm" fo:padding-top="0cm" fo:padding-bottom="0cm" fo:border="none"/>
    </style:style>
    <style:style style:name="Tabelle2.d3" style:family="table-cell">
      <style:table-cell-properties style:vertical-align="" fo:background-color="transparent" fo:padding-left="0.049cm" fo:padding-right="0.049cm" fo:padding-top="0cm" fo:padding-bottom="0cm" fo:border="none" style:writing-mode="page">
        <style:background-image/>
      </style:table-cell-properties>
    </style:style>
    <style:style style:name="Tabelle2.4" style:family="table-row">
      <style:table-row-properties style:min-row-height="0.199cm" fo:background-color="transparent" fo:keep-together="auto">
        <style:background-image/>
      </style:table-row-properties>
    </style:style>
    <style:style style:name="Tabelle2.B4" style:family="table-cell">
      <style:table-cell-properties style:vertical-align="middle" fo:padding-left="0.049cm" fo:padding-right="0.049cm" fo:padding-top="0cm" fo:padding-bottom="0cm" fo:border="none"/>
    </style:style>
    <style:style style:name="Tabelle2.C4" style:family="table-cell">
      <style:table-cell-properties style:vertical-align="middle" fo:padding-left="0.049cm" fo:padding-right="0.049cm" fo:padding-top="0cm" fo:padding-bottom="0cm" fo:border="none"/>
    </style:style>
    <style:style style:name="Tabelle2.D4" style:family="table-cell">
      <style:table-cell-properties style:vertical-align="middle" fo:padding-left="0.049cm" fo:padding-right="0.049cm" fo:padding-top="0cm" fo:padding-bottom="0cm" fo:border="none"/>
    </style:style>
    <style:style style:name="Tabelle2.E4" style:family="table-cell">
      <style:table-cell-properties style:vertical-align="middle" fo:padding-left="0.049cm" fo:padding-right="0.049cm" fo:padding-top="0cm" fo:padding-bottom="0cm" fo:border="none"/>
    </style:style>
    <style:style style:name="Tabelle2.F4" style:family="table-cell">
      <style:table-cell-properties style:vertical-align="middle" fo:padding-left="0.049cm" fo:padding-right="0.049cm" fo:padding-top="0cm" fo:padding-bottom="0cm" fo:border="none"/>
    </style:style>
    <style:style style:name="Tabelle2.G4" style:family="table-cell">
      <style:table-cell-properties style:vertical-align="middle" fo:padding-left="0.049cm" fo:padding-right="0.049cm" fo:padding-top="0cm" fo:padding-bottom="0cm" fo:border="none"/>
    </style:style>
    <style:style style:name="Tabelle2.H4" style:family="table-cell">
      <style:table-cell-properties style:vertical-align="middle" fo:padding-left="0.049cm" fo:padding-right="0.049cm" fo:padding-top="0cm" fo:padding-bottom="0cm" fo:border="none"/>
    </style:style>
    <style:style style:name="Tabelle2.I4" style:family="table-cell">
      <style:table-cell-properties style:vertical-align="middle" fo:padding-left="0.049cm" fo:padding-right="0.049cm" fo:padding-top="0cm" fo:padding-bottom="0cm" fo:border="none"/>
    </style:style>
    <style:style style:name="Tabelle2.J4" style:family="table-cell">
      <style:table-cell-properties style:vertical-align="middle" fo:padding-left="0.049cm" fo:padding-right="0.049cm" fo:padding-top="0cm" fo:padding-bottom="0cm" fo:border="none"/>
    </style:style>
    <style:style style:name="Tabelle2.K4" style:family="table-cell">
      <style:table-cell-properties style:vertical-align="middle" fo:padding-left="0.049cm" fo:padding-right="0.049cm" fo:padding-top="0cm" fo:padding-bottom="0cm" fo:border="none"/>
    </style:style>
    <style:style style:name="Tabelle2.L4" style:family="table-cell">
      <style:table-cell-properties style:vertical-align="middle" fo:padding-left="0.049cm" fo:padding-right="0.049cm" fo:padding-top="0cm" fo:padding-bottom="0cm" fo:border="none"/>
    </style:style>
    <style:style style:name="Tabelle2.M4" style:family="table-cell">
      <style:table-cell-properties style:vertical-align="middle" fo:padding-left="0.049cm" fo:padding-right="0.049cm" fo:padding-top="0cm" fo:padding-bottom="0cm" fo:border="none"/>
    </style:style>
    <style:style style:name="Tabelle2.N4" style:family="table-cell">
      <style:table-cell-properties style:vertical-align="middle" fo:padding-left="0.049cm" fo:padding-right="0.049cm" fo:padding-top="0cm" fo:padding-bottom="0cm" fo:border="none"/>
    </style:style>
    <style:style style:name="Tabelle2.O4" style:family="table-cell">
      <style:table-cell-properties style:vertical-align="middle" fo:padding-left="0.049cm" fo:padding-right="0.049cm" fo:padding-top="0cm" fo:padding-bottom="0cm" fo:border="none"/>
    </style:style>
    <style:style style:name="Tabelle2.P4" style:family="table-cell">
      <style:table-cell-properties style:vertical-align="middle" fo:padding-left="0.049cm" fo:padding-right="0.049cm" fo:padding-top="0cm" fo:padding-bottom="0cm" fo:border="none"/>
    </style:style>
    <style:style style:name="Tabelle2.Q4" style:family="table-cell">
      <style:table-cell-properties style:vertical-align="middle" fo:padding-left="0.049cm" fo:padding-right="0.049cm" fo:padding-top="0cm" fo:padding-bottom="0cm" fo:border="none"/>
    </style:style>
    <style:style style:name="Tabelle2.R4" style:family="table-cell">
      <style:table-cell-properties style:vertical-align="middle" fo:padding-left="0.049cm" fo:padding-right="0.049cm" fo:padding-top="0cm" fo:padding-bottom="0cm" fo:border="none"/>
    </style:style>
    <style:style style:name="Tabelle2.S4" style:family="table-cell">
      <style:table-cell-properties style:vertical-align="middle" fo:padding-left="0.049cm" fo:padding-right="0.049cm" fo:padding-top="0cm" fo:padding-bottom="0cm" fo:border="none"/>
    </style:style>
    <style:style style:name="Tabelle2.T4" style:family="table-cell">
      <style:table-cell-properties style:vertical-align="middle" fo:padding-left="0.049cm" fo:padding-right="0.049cm" fo:padding-top="0cm" fo:padding-bottom="0cm" fo:border="none"/>
    </style:style>
    <style:style style:name="Tabelle2.U4" style:family="table-cell">
      <style:table-cell-properties style:vertical-align="middle" fo:padding-left="0.049cm" fo:padding-right="0.049cm" fo:padding-top="0cm" fo:padding-bottom="0cm" fo:border="none"/>
    </style:style>
    <style:style style:name="Tabelle2.V4" style:family="table-cell">
      <style:table-cell-properties style:vertical-align="middle" fo:padding-left="0.049cm" fo:padding-right="0.049cm" fo:padding-top="0cm" fo:padding-bottom="0cm" fo:border="none"/>
    </style:style>
    <style:style style:name="Tabelle2.W4" style:family="table-cell">
      <style:table-cell-properties style:vertical-align="middle" fo:padding-left="0.049cm" fo:padding-right="0.049cm" fo:padding-top="0cm" fo:padding-bottom="0cm" fo:border="none"/>
    </style:style>
    <style:style style:name="Tabelle2.X4" style:family="table-cell">
      <style:table-cell-properties style:vertical-align="middle" fo:padding-left="0.049cm" fo:padding-right="0.049cm" fo:padding-top="0cm" fo:padding-bottom="0cm" fo:border="none"/>
    </style:style>
    <style:style style:name="Tabelle2.Y4" style:family="table-cell">
      <style:table-cell-properties style:vertical-align="middle" fo:padding-left="0.049cm" fo:padding-right="0.049cm" fo:padding-top="0cm" fo:padding-bottom="0cm" fo:border="none"/>
    </style:style>
    <style:style style:name="Tabelle2.Z4" style:family="table-cell">
      <style:table-cell-properties style:vertical-align="middle" fo:padding-left="0.049cm" fo:padding-right="0.049cm" fo:padding-top="0cm" fo:padding-bottom="0cm" fo:border="none"/>
    </style:style>
    <style:style style:name="Tabelle2.a4" style:family="table-cell">
      <style:table-cell-properties style:vertical-align="middle" fo:padding-left="0.049cm" fo:padding-right="0.049cm" fo:padding-top="0cm" fo:padding-bottom="0cm" fo:border="none"/>
    </style:style>
    <style:style style:name="Tabelle2.b4" style:family="table-cell">
      <style:table-cell-properties style:vertical-align="middle" fo:padding-left="0.049cm" fo:padding-right="0.049cm" fo:padding-top="0cm" fo:padding-bottom="0cm" fo:border="none"/>
    </style:style>
    <style:style style:name="Tabelle2.c4" style:family="table-cell">
      <style:table-cell-properties style:vertical-align="middle" fo:padding-left="0.049cm" fo:padding-right="0.049cm" fo:padding-top="0cm" fo:padding-bottom="0cm" fo:border="none"/>
    </style:style>
    <style:style style:name="Tabelle2.d4" style:family="table-cell">
      <style:table-cell-properties style:vertical-align="middle" fo:padding-left="0.049cm" fo:padding-right="0.049cm" fo:padding-top="0cm" fo:padding-bottom="0cm" fo:border="none"/>
    </style:style>
    <style:style style:name="Tabelle2.e4" style:family="table-cell">
      <style:table-cell-properties style:vertical-align="middle" fo:padding-left="0.049cm" fo:padding-right="0.049cm" fo:padding-top="0cm" fo:padding-bottom="0cm" fo:border="none"/>
    </style:style>
    <style:style style:name="Tabelle2.f4" style:family="table-cell">
      <style:table-cell-properties style:vertical-align="middle" fo:padding-left="0.049cm" fo:padding-right="0.049cm" fo:padding-top="0cm" fo:padding-bottom="0cm" fo:border="none"/>
    </style:style>
    <style:style style:name="Tabelle2.g4" style:family="table-cell">
      <style:table-cell-properties style:vertical-align="middle" fo:padding-left="0.049cm" fo:padding-right="0.049cm" fo:padding-top="0cm" fo:padding-bottom="0cm" fo:border="none"/>
    </style:style>
    <style:style style:name="Tabelle2.h4" style:family="table-cell">
      <style:table-cell-properties style:vertical-align="middle" fo:padding-left="0.049cm" fo:padding-right="0.049cm" fo:padding-top="0cm" fo:padding-bottom="0cm" fo:border="none"/>
    </style:style>
    <style:style style:name="Tabelle2.i4" style:family="table-cell">
      <style:table-cell-properties style:vertical-align="middle" fo:padding-left="0.049cm" fo:padding-right="0.049cm" fo:padding-top="0cm" fo:padding-bottom="0cm" fo:border="none"/>
    </style:style>
    <style:style style:name="Tabelle2.j4" style:family="table-cell">
      <style:table-cell-properties style:vertical-align="middle" fo:padding-left="0.049cm" fo:padding-right="0.049cm" fo:padding-top="0cm" fo:padding-bottom="0cm" fo:border="none"/>
    </style:style>
    <style:style style:name="Tabelle2.k4" style:family="table-cell">
      <style:table-cell-properties style:vertical-align="middle" fo:padding-left="0.049cm" fo:padding-right="0.049cm" fo:padding-top="0cm" fo:padding-bottom="0cm" fo:border="none"/>
    </style:style>
    <style:style style:name="Tabelle2.l4" style:family="table-cell">
      <style:table-cell-properties style:vertical-align="middle" fo:padding-left="0.049cm" fo:padding-right="0.049cm" fo:padding-top="0cm" fo:padding-bottom="0cm" fo:border="none"/>
    </style:style>
    <style:style style:name="Tabelle2.m4" style:family="table-cell">
      <style:table-cell-properties style:vertical-align="middle" fo:padding-left="0.049cm" fo:padding-right="0.049cm" fo:padding-top="0cm" fo:padding-bottom="0cm" fo:border="none"/>
    </style:style>
    <style:style style:name="Tabelle2.n4" style:family="table-cell">
      <style:table-cell-properties style:vertical-align="middle" fo:padding-left="0.049cm" fo:padding-right="0.049cm" fo:padding-top="0cm" fo:padding-bottom="0cm" fo:border="none"/>
    </style:style>
    <style:style style:name="Tabelle2.o4" style:family="table-cell">
      <style:table-cell-properties style:vertical-align="middle" fo:padding-left="0.049cm" fo:padding-right="0.049cm" fo:padding-top="0cm" fo:padding-bottom="0cm" fo:border="none"/>
    </style:style>
    <style:style style:name="Tabelle2.5" style:family="table-row">
      <style:table-row-properties style:min-row-height="0.459cm" fo:background-color="transparent" fo:keep-together="auto">
        <style:background-image/>
      </style:table-row-properties>
    </style:style>
    <style:style style:name="Tabelle2.B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C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D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E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F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G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H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I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J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K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L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M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N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none"/>
    </style:style>
    <style:style style:name="Tabelle2.O5" style:family="table-cell">
      <style:table-cell-properties style:vertical-align="middle" fo:padding-left="0.049cm" fo:padding-right="0.049cm" fo:padding-top="0cm" fo:padding-bottom="0cm" fo:border="none"/>
    </style:style>
    <style:style style:name="Tabelle2.P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Q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R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S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T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U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V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W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X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Y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Z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a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b5" style:family="table-cell">
      <style:table-cell-properties style:vertical-align="middle" fo:background-color="transparent" fo:padding-left="0.049cm" fo:padding-right="0.049cm" fo:padding-top="0cm" fo:padding-bottom="0cm" fo:border-left="0.05pt solid #000000" fo:border-right="none" fo:border-top="none" fo:border-bottom="none" style:writing-mode="page">
        <style:background-image/>
      </style:table-cell-properties>
    </style:style>
    <style:style style:name="Tabelle2.d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e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f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g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h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i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j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k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l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m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n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o5" style:family="table-cell">
      <style:table-cell-properties style:vertical-align="middle" fo:padding-left="0.049cm" fo:padding-right="0.049cm" fo:padding-top="0cm" fo:padding-bottom="0cm" fo:border="0.05pt solid #000000"/>
    </style:style>
    <style:style style:name="Tabelle2.6" style:family="table-row">
      <style:table-row-properties style:min-row-height="0.191cm" fo:background-color="transparent" fo:keep-together="auto">
        <style:background-image/>
      </style:table-row-properties>
    </style:style>
    <style:style style:name="Tabelle2.A6" style:family="table-cell">
      <style:table-cell-properties style:vertical-align="middle" fo:padding-left="0.053cm" fo:padding-right="0.053cm" fo:padding-top="0cm" fo:padding-bottom="0cm" fo:border="none"/>
    </style:style>
    <style:style style:name="Tabelle2.B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C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D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E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F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G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H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I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J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K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L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M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N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none"/>
    </style:style>
    <style:style style:name="Tabelle2.O6" style:family="table-cell">
      <style:table-cell-properties style:vertical-align="middle" fo:padding-left="0.049cm" fo:padding-right="0.049cm" fo:padding-top="0cm" fo:padding-bottom="0cm" fo:border="none"/>
    </style:style>
    <style:style style:name="Tabelle2.P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Q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R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S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T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U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V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W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X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Y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Z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a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d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e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f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g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h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i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j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k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l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m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n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o6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2.7" style:family="table-row">
      <style:table-row-properties style:min-row-height="0.226cm" fo:background-color="transparent" fo:keep-together="auto">
        <style:background-image/>
      </style:table-row-properties>
    </style:style>
    <style:style style:name="Tabelle2.A7" style:family="table-cell">
      <style:table-cell-properties style:vertical-align="middle" fo:padding-left="0.053cm" fo:padding-right="0.053cm" fo:padding-top="0cm" fo:padding-bottom="0cm" fo:border="none"/>
    </style:style>
    <style:style style:name="Tabelle2.B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C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D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E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F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G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H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I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J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K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L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M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N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none"/>
    </style:style>
    <style:style style:name="Tabelle2.O7" style:family="table-cell">
      <style:table-cell-properties style:vertical-align="middle" fo:padding-left="0.049cm" fo:padding-right="0.049cm" fo:padding-top="0cm" fo:padding-bottom="0cm" fo:border="none"/>
    </style:style>
    <style:style style:name="Tabelle2.P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Q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R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S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T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U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V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W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X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Y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Z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a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d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e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f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g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h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i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j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k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l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m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n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o7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2.8" style:family="table-row">
      <style:table-row-properties style:min-row-height="0.171cm" fo:background-color="transparent" fo:keep-together="auto">
        <style:background-image/>
      </style:table-row-properties>
    </style:style>
    <style:style style:name="Tabelle2.A8" style:family="table-cell">
      <style:table-cell-properties style:vertical-align="middle" fo:padding-left="0.053cm" fo:padding-right="0.053cm" fo:padding-top="0cm" fo:padding-bottom="0cm" fo:border="none"/>
    </style:style>
    <style:style style:name="Tabelle2.B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C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D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E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F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G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H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I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J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K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L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M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N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none"/>
    </style:style>
    <style:style style:name="Tabelle2.O8" style:family="table-cell">
      <style:table-cell-properties style:vertical-align="middle" fo:padding-left="0.049cm" fo:padding-right="0.049cm" fo:padding-top="0cm" fo:padding-bottom="0cm" fo:border="none"/>
    </style:style>
    <style:style style:name="Tabelle2.P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Q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R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S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T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U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V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W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X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Y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Z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a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d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e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f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g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h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i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j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k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l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m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n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o8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3" style:family="table">
      <style:table-properties style:width="19.853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0.48cm"/>
    </style:style>
    <style:style style:name="Tabelle3.B" style:family="table-column">
      <style:table-column-properties style:column-width="0.483cm"/>
    </style:style>
    <style:style style:name="Tabelle3.D" style:family="table-column">
      <style:table-column-properties style:column-width="0.485cm"/>
    </style:style>
    <style:style style:name="Tabelle3.o" style:family="table-column">
      <style:table-column-properties style:column-width="0.482cm"/>
    </style:style>
    <style:style style:name="Tabelle3.1" style:family="table-row">
      <style:table-row-properties style:min-row-height="0.31cm" fo:background-color="transparent" fo:keep-together="auto">
        <style:background-image/>
      </style:table-row-properties>
    </style:style>
    <style:style style:name="Tabelle3.A1" style:family="table-cell">
      <style:table-cell-properties style:vertical-align="bottom" fo:padding-left="0.053cm" fo:padding-right="0.053cm" fo:padding-top="0cm" fo:padding-bottom="0cm" fo:border="none"/>
    </style:style>
    <style:style style:name="Tabelle3.B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8pt dotted #000000" style:writing-mode="page">
        <style:background-image/>
      </style:table-cell-properties>
    </style:style>
    <style:style style:name="Tabelle3.N1" style:family="table-cell">
      <style:table-cell-properties style:vertical-align="middle" fo:padding-left="0.049cm" fo:padding-right="0.049cm" fo:padding-top="0cm" fo:padding-bottom="0cm" fo:border="none"/>
    </style:style>
    <style:style style:name="Tabelle3.O1" style:family="table-cell">
      <style:table-cell-properties style:vertical-align="middle" fo:padding-left="0.049cm" fo:padding-right="0.049cm" fo:padding-top="0cm" fo:padding-bottom="0cm" fo:border="none"/>
    </style:style>
    <style:style style:name="Tabelle3.b1" style:family="table-cell">
      <style:table-cell-properties style:vertical-align="middle" fo:padding-left="0.049cm" fo:padding-right="0.049cm" fo:padding-top="0cm" fo:padding-bottom="0cm" fo:border="none"/>
    </style:style>
    <style:style style:name="Tabelle3.c1" style:family="table-cell">
      <style:table-cell-properties style:vertical-align="middle" fo:padding-left="0.049cm" fo:padding-right="0.049cm" fo:padding-top="0cm" fo:padding-bottom="0cm" fo:border="none"/>
    </style:style>
    <style:style style:name="Tabelle3.N2" style:family="table-cell">
      <style:table-cell-properties style:vertical-align="middle" fo:padding-left="0.049cm" fo:padding-right="0.049cm" fo:padding-top="0cm" fo:padding-bottom="0cm" fo:border="none"/>
    </style:style>
    <style:style style:name="Tabelle3.O2" style:family="table-cell">
      <style:table-cell-properties style:vertical-align="middle" fo:padding-left="0.049cm" fo:padding-right="0.049cm" fo:padding-top="0cm" fo:padding-bottom="0cm" fo:border="none"/>
    </style:style>
    <style:style style:name="Tabelle3.b2" style:family="table-cell">
      <style:table-cell-properties style:vertical-align="middle" fo:padding-left="0.049cm" fo:padding-right="0.049cm" fo:padding-top="0cm" fo:padding-bottom="0cm" fo:border="none"/>
    </style:style>
    <style:style style:name="Tabelle3.c2" style:family="table-cell">
      <style:table-cell-properties style:vertical-align="middle" fo:padding-left="0.049cm" fo:padding-right="0.049cm" fo:padding-top="0cm" fo:padding-bottom="0cm" fo:border="none"/>
    </style:style>
    <style:style style:name="Tabelle3.B3" style:family="table-cell">
      <style:table-cell-properties style:vertical-align="middle" fo:padding-left="0.049cm" fo:padding-right="0.049cm" fo:padding-top="0cm" fo:padding-bottom="0cm" fo:border="none"/>
    </style:style>
    <style:style style:name="Tabelle3.N3" style:family="table-cell">
      <style:table-cell-properties style:vertical-align="middle" fo:padding-left="0.049cm" fo:padding-right="0.049cm" fo:padding-top="0cm" fo:padding-bottom="0cm" fo:border="none"/>
    </style:style>
    <style:style style:name="Tabelle3.O3" style:family="table-cell">
      <style:table-cell-properties style:vertical-align="middle" fo:padding-left="0.049cm" fo:padding-right="0.049cm" fo:padding-top="0cm" fo:padding-bottom="0cm" fo:border="none"/>
    </style:style>
    <style:style style:name="Tabelle3.P3" style:family="table-cell">
      <style:table-cell-properties style:vertical-align="middle" fo:padding-left="0.049cm" fo:padding-right="0.049cm" fo:padding-top="0cm" fo:padding-bottom="0cm" fo:border="none"/>
    </style:style>
    <style:style style:name="Tabelle3.b3" style:family="table-cell">
      <style:table-cell-properties style:vertical-align="middle" fo:padding-left="0.049cm" fo:padding-right="0.049cm" fo:padding-top="0cm" fo:padding-bottom="0cm" fo:border="none"/>
    </style:style>
    <style:style style:name="Tabelle3.c3" style:family="table-cell">
      <style:table-cell-properties style:vertical-align="middle" fo:padding-left="0.049cm" fo:padding-right="0.049cm" fo:padding-top="0cm" fo:padding-bottom="0cm" fo:border="none"/>
    </style:style>
    <style:style style:name="Tabelle3.d3" style:family="table-cell">
      <style:table-cell-properties style:vertical-align="" fo:background-color="transparent" fo:padding-left="0.049cm" fo:padding-right="0.049cm" fo:padding-top="0cm" fo:padding-bottom="0cm" fo:border="none" style:writing-mode="page">
        <style:background-image/>
      </style:table-cell-properties>
    </style:style>
    <style:style style:name="Tabelle3.4" style:family="table-row">
      <style:table-row-properties style:min-row-height="0.199cm" fo:background-color="transparent" fo:keep-together="auto">
        <style:background-image/>
      </style:table-row-properties>
    </style:style>
    <style:style style:name="Tabelle3.B4" style:family="table-cell">
      <style:table-cell-properties style:vertical-align="middle" fo:padding-left="0.049cm" fo:padding-right="0.049cm" fo:padding-top="0cm" fo:padding-bottom="0cm" fo:border="none"/>
    </style:style>
    <style:style style:name="Tabelle3.C4" style:family="table-cell">
      <style:table-cell-properties style:vertical-align="middle" fo:padding-left="0.049cm" fo:padding-right="0.049cm" fo:padding-top="0cm" fo:padding-bottom="0cm" fo:border="none"/>
    </style:style>
    <style:style style:name="Tabelle3.D4" style:family="table-cell">
      <style:table-cell-properties style:vertical-align="middle" fo:padding-left="0.049cm" fo:padding-right="0.049cm" fo:padding-top="0cm" fo:padding-bottom="0cm" fo:border="none"/>
    </style:style>
    <style:style style:name="Tabelle3.E4" style:family="table-cell">
      <style:table-cell-properties style:vertical-align="middle" fo:padding-left="0.049cm" fo:padding-right="0.049cm" fo:padding-top="0cm" fo:padding-bottom="0cm" fo:border="none"/>
    </style:style>
    <style:style style:name="Tabelle3.F4" style:family="table-cell">
      <style:table-cell-properties style:vertical-align="middle" fo:padding-left="0.049cm" fo:padding-right="0.049cm" fo:padding-top="0cm" fo:padding-bottom="0cm" fo:border="none"/>
    </style:style>
    <style:style style:name="Tabelle3.G4" style:family="table-cell">
      <style:table-cell-properties style:vertical-align="middle" fo:padding-left="0.049cm" fo:padding-right="0.049cm" fo:padding-top="0cm" fo:padding-bottom="0cm" fo:border="none"/>
    </style:style>
    <style:style style:name="Tabelle3.H4" style:family="table-cell">
      <style:table-cell-properties style:vertical-align="middle" fo:padding-left="0.049cm" fo:padding-right="0.049cm" fo:padding-top="0cm" fo:padding-bottom="0cm" fo:border="none"/>
    </style:style>
    <style:style style:name="Tabelle3.I4" style:family="table-cell">
      <style:table-cell-properties style:vertical-align="middle" fo:padding-left="0.049cm" fo:padding-right="0.049cm" fo:padding-top="0cm" fo:padding-bottom="0cm" fo:border="none"/>
    </style:style>
    <style:style style:name="Tabelle3.J4" style:family="table-cell">
      <style:table-cell-properties style:vertical-align="middle" fo:padding-left="0.049cm" fo:padding-right="0.049cm" fo:padding-top="0cm" fo:padding-bottom="0cm" fo:border="none"/>
    </style:style>
    <style:style style:name="Tabelle3.K4" style:family="table-cell">
      <style:table-cell-properties style:vertical-align="middle" fo:padding-left="0.049cm" fo:padding-right="0.049cm" fo:padding-top="0cm" fo:padding-bottom="0cm" fo:border="none"/>
    </style:style>
    <style:style style:name="Tabelle3.L4" style:family="table-cell">
      <style:table-cell-properties style:vertical-align="middle" fo:padding-left="0.049cm" fo:padding-right="0.049cm" fo:padding-top="0cm" fo:padding-bottom="0cm" fo:border="none"/>
    </style:style>
    <style:style style:name="Tabelle3.M4" style:family="table-cell">
      <style:table-cell-properties style:vertical-align="middle" fo:padding-left="0.049cm" fo:padding-right="0.049cm" fo:padding-top="0cm" fo:padding-bottom="0cm" fo:border="none"/>
    </style:style>
    <style:style style:name="Tabelle3.N4" style:family="table-cell">
      <style:table-cell-properties style:vertical-align="middle" fo:padding-left="0.049cm" fo:padding-right="0.049cm" fo:padding-top="0cm" fo:padding-bottom="0cm" fo:border="none"/>
    </style:style>
    <style:style style:name="Tabelle3.O4" style:family="table-cell">
      <style:table-cell-properties style:vertical-align="middle" fo:padding-left="0.049cm" fo:padding-right="0.049cm" fo:padding-top="0cm" fo:padding-bottom="0cm" fo:border="none"/>
    </style:style>
    <style:style style:name="Tabelle3.P4" style:family="table-cell">
      <style:table-cell-properties style:vertical-align="middle" fo:padding-left="0.049cm" fo:padding-right="0.049cm" fo:padding-top="0cm" fo:padding-bottom="0cm" fo:border="none"/>
    </style:style>
    <style:style style:name="Tabelle3.Q4" style:family="table-cell">
      <style:table-cell-properties style:vertical-align="middle" fo:padding-left="0.049cm" fo:padding-right="0.049cm" fo:padding-top="0cm" fo:padding-bottom="0cm" fo:border="none"/>
    </style:style>
    <style:style style:name="Tabelle3.R4" style:family="table-cell">
      <style:table-cell-properties style:vertical-align="middle" fo:padding-left="0.049cm" fo:padding-right="0.049cm" fo:padding-top="0cm" fo:padding-bottom="0cm" fo:border="none"/>
    </style:style>
    <style:style style:name="Tabelle3.S4" style:family="table-cell">
      <style:table-cell-properties style:vertical-align="middle" fo:padding-left="0.049cm" fo:padding-right="0.049cm" fo:padding-top="0cm" fo:padding-bottom="0cm" fo:border="none"/>
    </style:style>
    <style:style style:name="Tabelle3.T4" style:family="table-cell">
      <style:table-cell-properties style:vertical-align="middle" fo:padding-left="0.049cm" fo:padding-right="0.049cm" fo:padding-top="0cm" fo:padding-bottom="0cm" fo:border="none"/>
    </style:style>
    <style:style style:name="Tabelle3.U4" style:family="table-cell">
      <style:table-cell-properties style:vertical-align="middle" fo:padding-left="0.049cm" fo:padding-right="0.049cm" fo:padding-top="0cm" fo:padding-bottom="0cm" fo:border="none"/>
    </style:style>
    <style:style style:name="Tabelle3.V4" style:family="table-cell">
      <style:table-cell-properties style:vertical-align="middle" fo:padding-left="0.049cm" fo:padding-right="0.049cm" fo:padding-top="0cm" fo:padding-bottom="0cm" fo:border="none"/>
    </style:style>
    <style:style style:name="Tabelle3.W4" style:family="table-cell">
      <style:table-cell-properties style:vertical-align="middle" fo:padding-left="0.049cm" fo:padding-right="0.049cm" fo:padding-top="0cm" fo:padding-bottom="0cm" fo:border="none"/>
    </style:style>
    <style:style style:name="Tabelle3.X4" style:family="table-cell">
      <style:table-cell-properties style:vertical-align="middle" fo:padding-left="0.049cm" fo:padding-right="0.049cm" fo:padding-top="0cm" fo:padding-bottom="0cm" fo:border="none"/>
    </style:style>
    <style:style style:name="Tabelle3.Y4" style:family="table-cell">
      <style:table-cell-properties style:vertical-align="middle" fo:padding-left="0.049cm" fo:padding-right="0.049cm" fo:padding-top="0cm" fo:padding-bottom="0cm" fo:border="none"/>
    </style:style>
    <style:style style:name="Tabelle3.Z4" style:family="table-cell">
      <style:table-cell-properties style:vertical-align="middle" fo:padding-left="0.049cm" fo:padding-right="0.049cm" fo:padding-top="0cm" fo:padding-bottom="0cm" fo:border="none"/>
    </style:style>
    <style:style style:name="Tabelle3.a4" style:family="table-cell">
      <style:table-cell-properties style:vertical-align="middle" fo:padding-left="0.049cm" fo:padding-right="0.049cm" fo:padding-top="0cm" fo:padding-bottom="0cm" fo:border="none"/>
    </style:style>
    <style:style style:name="Tabelle3.b4" style:family="table-cell">
      <style:table-cell-properties style:vertical-align="middle" fo:padding-left="0.049cm" fo:padding-right="0.049cm" fo:padding-top="0cm" fo:padding-bottom="0cm" fo:border="none"/>
    </style:style>
    <style:style style:name="Tabelle3.c4" style:family="table-cell">
      <style:table-cell-properties style:vertical-align="middle" fo:padding-left="0.049cm" fo:padding-right="0.049cm" fo:padding-top="0cm" fo:padding-bottom="0cm" fo:border="none"/>
    </style:style>
    <style:style style:name="Tabelle3.d4" style:family="table-cell">
      <style:table-cell-properties style:vertical-align="middle" fo:padding-left="0.049cm" fo:padding-right="0.049cm" fo:padding-top="0cm" fo:padding-bottom="0cm" fo:border="none"/>
    </style:style>
    <style:style style:name="Tabelle3.e4" style:family="table-cell">
      <style:table-cell-properties style:vertical-align="middle" fo:padding-left="0.049cm" fo:padding-right="0.049cm" fo:padding-top="0cm" fo:padding-bottom="0cm" fo:border="none"/>
    </style:style>
    <style:style style:name="Tabelle3.f4" style:family="table-cell">
      <style:table-cell-properties style:vertical-align="middle" fo:padding-left="0.049cm" fo:padding-right="0.049cm" fo:padding-top="0cm" fo:padding-bottom="0cm" fo:border="none"/>
    </style:style>
    <style:style style:name="Tabelle3.g4" style:family="table-cell">
      <style:table-cell-properties style:vertical-align="middle" fo:padding-left="0.049cm" fo:padding-right="0.049cm" fo:padding-top="0cm" fo:padding-bottom="0cm" fo:border="none"/>
    </style:style>
    <style:style style:name="Tabelle3.h4" style:family="table-cell">
      <style:table-cell-properties style:vertical-align="middle" fo:padding-left="0.049cm" fo:padding-right="0.049cm" fo:padding-top="0cm" fo:padding-bottom="0cm" fo:border="none"/>
    </style:style>
    <style:style style:name="Tabelle3.i4" style:family="table-cell">
      <style:table-cell-properties style:vertical-align="middle" fo:padding-left="0.049cm" fo:padding-right="0.049cm" fo:padding-top="0cm" fo:padding-bottom="0cm" fo:border="none"/>
    </style:style>
    <style:style style:name="Tabelle3.j4" style:family="table-cell">
      <style:table-cell-properties style:vertical-align="middle" fo:padding-left="0.049cm" fo:padding-right="0.049cm" fo:padding-top="0cm" fo:padding-bottom="0cm" fo:border="none"/>
    </style:style>
    <style:style style:name="Tabelle3.k4" style:family="table-cell">
      <style:table-cell-properties style:vertical-align="middle" fo:padding-left="0.049cm" fo:padding-right="0.049cm" fo:padding-top="0cm" fo:padding-bottom="0cm" fo:border="none"/>
    </style:style>
    <style:style style:name="Tabelle3.l4" style:family="table-cell">
      <style:table-cell-properties style:vertical-align="middle" fo:padding-left="0.049cm" fo:padding-right="0.049cm" fo:padding-top="0cm" fo:padding-bottom="0cm" fo:border="none"/>
    </style:style>
    <style:style style:name="Tabelle3.m4" style:family="table-cell">
      <style:table-cell-properties style:vertical-align="middle" fo:padding-left="0.049cm" fo:padding-right="0.049cm" fo:padding-top="0cm" fo:padding-bottom="0cm" fo:border="none"/>
    </style:style>
    <style:style style:name="Tabelle3.n4" style:family="table-cell">
      <style:table-cell-properties style:vertical-align="middle" fo:padding-left="0.049cm" fo:padding-right="0.049cm" fo:padding-top="0cm" fo:padding-bottom="0cm" fo:border="none"/>
    </style:style>
    <style:style style:name="Tabelle3.o4" style:family="table-cell">
      <style:table-cell-properties style:vertical-align="middle" fo:padding-left="0.049cm" fo:padding-right="0.049cm" fo:padding-top="0cm" fo:padding-bottom="0cm" fo:border="none"/>
    </style:style>
    <style:style style:name="Tabelle3.5" style:family="table-row">
      <style:table-row-properties style:min-row-height="0.529cm" fo:background-color="transparent" fo:keep-together="auto">
        <style:background-image/>
      </style:table-row-properties>
    </style:style>
    <style:style style:name="Tabelle3.B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C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D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E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F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G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H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I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J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K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L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M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N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none"/>
    </style:style>
    <style:style style:name="Tabelle3.O5" style:family="table-cell">
      <style:table-cell-properties style:vertical-align="middle" fo:padding-left="0.049cm" fo:padding-right="0.049cm" fo:padding-top="0cm" fo:padding-bottom="0cm" fo:border="none"/>
    </style:style>
    <style:style style:name="Tabelle3.P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Q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R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S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T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U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V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W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X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Y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Z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a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b5" style:family="table-cell">
      <style:table-cell-properties style:vertical-align="middle" fo:background-color="transparent" fo:padding-left="0.049cm" fo:padding-right="0.049cm" fo:padding-top="0cm" fo:padding-bottom="0cm" fo:border-left="0.05pt solid #000000" fo:border-right="none" fo:border-top="none" fo:border-bottom="none" style:writing-mode="page">
        <style:background-image/>
      </style:table-cell-properties>
    </style:style>
    <style:style style:name="Tabelle3.c5" style:family="table-cell">
      <style:table-cell-properties style:vertical-align="middle" fo:background-color="transparent" fo:padding-left="0.049cm" fo:padding-right="0.049cm" fo:padding-top="0cm" fo:padding-bottom="0cm" fo:border="none" style:writing-mode="page">
        <style:background-image/>
      </style:table-cell-properties>
    </style:style>
    <style:style style:name="Tabelle3.d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e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f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g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h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i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j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k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l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m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n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o5" style:family="table-cell">
      <style:table-cell-properties style:vertical-align="middle" fo:padding-left="0.049cm" fo:padding-right="0.049cm" fo:padding-top="0cm" fo:padding-bottom="0cm" fo:border="0.05pt solid #000000"/>
    </style:style>
    <style:style style:name="Tabelle3.A6" style:family="table-cell">
      <style:table-cell-properties style:vertical-align="middle" fo:padding-left="0.053cm" fo:padding-right="0.053cm" fo:padding-top="0cm" fo:padding-bottom="0cm" fo:border="none"/>
    </style:style>
    <style:style style:name="Tabelle3.B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C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D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E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F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G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H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I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J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K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L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M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N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none"/>
    </style:style>
    <style:style style:name="Tabelle3.O6" style:family="table-cell">
      <style:table-cell-properties style:vertical-align="middle" fo:padding-left="0.049cm" fo:padding-right="0.049cm" fo:padding-top="0cm" fo:padding-bottom="0cm" fo:border="none"/>
    </style:style>
    <style:style style:name="Tabelle3.P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Q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R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S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T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U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V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W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X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Y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Z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a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d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e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f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g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h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i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j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k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l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m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n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o6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3.A7" style:family="table-cell">
      <style:table-cell-properties style:vertical-align="middle" fo:padding-left="0.053cm" fo:padding-right="0.053cm" fo:padding-top="0cm" fo:padding-bottom="0cm" fo:border="none"/>
    </style:style>
    <style:style style:name="Tabelle3.B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C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D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E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F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G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H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I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J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K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L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M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N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none"/>
    </style:style>
    <style:style style:name="Tabelle3.O7" style:family="table-cell">
      <style:table-cell-properties style:vertical-align="middle" fo:padding-left="0.049cm" fo:padding-right="0.049cm" fo:padding-top="0cm" fo:padding-bottom="0cm" fo:border="none"/>
    </style:style>
    <style:style style:name="Tabelle3.P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Q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R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S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T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U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V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W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X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Y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Z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a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d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e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f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g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h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i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j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k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l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m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n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o7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3.A8" style:family="table-cell">
      <style:table-cell-properties style:vertical-align="middle" fo:padding-left="0.053cm" fo:padding-right="0.053cm" fo:padding-top="0cm" fo:padding-bottom="0cm" fo:border="none"/>
    </style:style>
    <style:style style:name="Tabelle3.B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C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D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E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F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G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H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I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J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K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L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M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N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none"/>
    </style:style>
    <style:style style:name="Tabelle3.O8" style:family="table-cell">
      <style:table-cell-properties style:vertical-align="middle" fo:padding-left="0.049cm" fo:padding-right="0.049cm" fo:padding-top="0cm" fo:padding-bottom="0cm" fo:border="none"/>
    </style:style>
    <style:style style:name="Tabelle3.P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Q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R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S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T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U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V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W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X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Y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Z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a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d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e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f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g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h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i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j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k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l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m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n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o8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officeooo:paragraph-rsid="001b21d7"/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fo:font-size="6pt" officeooo:rsid="001866c2" officeooo:paragraph-rsid="0019b352" style:font-size-asian="6pt" style:font-size-complex="6pt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fo:font-size="6pt" officeooo:rsid="001866c2" officeooo:paragraph-rsid="001b21d7" style:font-size-asian="6pt" style:font-size-complex="6pt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fo:font-size="6pt" officeooo:rsid="001866c2" officeooo:paragraph-rsid="001b9e68" style:font-size-asian="6pt" style:font-size-complex="6pt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size="6pt" officeooo:paragraph-rsid="0019b352" style:font-size-asian="6pt" style:font-size-complex="6pt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size="6pt" officeooo:paragraph-rsid="001b21d7" style:font-size-asian="6pt" style:font-size-complex="6pt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size="6pt" officeooo:paragraph-rsid="001b9e68" style:font-size-asian="6pt" style:font-size-complex="6pt"/>
    </style:style>
    <style:style style:name="P8" style:family="paragraph" style:parent-style-name="Standard">
      <style:text-properties fo:font-size="6pt" style:font-size-asian="5.25pt" style:font-size-complex="6pt"/>
    </style:style>
    <style:style style:name="P9" style:family="paragraph" style:parent-style-name="Standard">
      <style:text-properties fo:font-size="6pt" officeooo:paragraph-rsid="0018f465" style:font-size-asian="5.25pt" style:font-size-complex="6pt"/>
    </style:style>
    <style:style style:name="P10" style:family="paragraph" style:parent-style-name="Standard">
      <style:text-properties fo:font-size="6pt" officeooo:paragraph-rsid="001b21d7" style:font-size-asian="5.25pt" style:font-size-complex="6pt"/>
    </style:style>
    <style:style style:name="P11" style:family="paragraph" style:parent-style-name="Standard">
      <style:paragraph-properties fo:text-align="end" style:justify-single-word="false">
        <style:tab-stops/>
      </style:paragraph-properties>
      <style:text-properties fo:font-size="6pt" officeooo:rsid="001866c2" officeooo:paragraph-rsid="0019b352" style:font-size-asian="5.25pt" style:font-size-complex="6pt"/>
    </style:style>
    <style:style style:name="P12" style:family="paragraph" style:parent-style-name="Standard">
      <style:paragraph-properties fo:text-align="justify" style:justify-single-word="false">
        <style:tab-stops/>
      </style:paragraph-properties>
      <style:text-properties style:font-name="Liberation Serif" fo:font-size="10.5pt" officeooo:paragraph-rsid="001df30f" style:font-size-asian="10.5pt" style:font-size-complex="10.5p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size="14pt" officeooo:paragraph-rsid="0019b352" style:font-size-asian="14pt" style:font-size-complex="14pt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font-size="10.5pt" style:font-size-asian="10.5pt" style:font-size-complex="10.5pt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font-size="10.5pt" officeooo:paragraph-rsid="001b9e68" style:font-size-asian="10.5pt" style:font-size-complex="10.5pt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font-size="10.5pt" officeooo:paragraph-rsid="001b21d7" style:font-size-asian="10.5pt" style:font-size-complex="10.5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font-size="10.5pt" style:font-size-asian="10.5pt" style:font-size-complex="10.5p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19b352" style:font-size-asian="10.5pt" style:font-size-complex="10.5pt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1b9e68" style:font-size-asian="10.5pt" style:font-size-complex="10.5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1b21d7" style:font-size-asian="10.5pt" style:font-size-complex="10.5pt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bold" style:font-size-asian="10.5pt" style:font-weight-asian="bold" style:font-size-complex="10.5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bold" officeooo:paragraph-rsid="001b9e68" style:font-size-asian="10.5pt" style:font-weight-asian="bold" style:font-size-complex="10.5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bold" officeooo:paragraph-rsid="001b21d7" style:font-size-asian="10.5pt" style:font-weight-asian="bold" style:font-size-complex="10.5pt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font-size="18pt" style:font-size-asian="18pt" style:font-size-complex="18pt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font-size="18pt" officeooo:paragraph-rsid="001b21d7" style:font-size-asian="18pt" style:font-size-complex="18pt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font-size="18pt" officeooo:paragraph-rsid="001b9e68" style:font-size-asian="18pt" style:font-size-complex="18pt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fo:font-size="18pt" style:font-size-asian="15.75pt" style:font-size-complex="18pt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font-size="2pt" style:font-size-asian="2pt" style:font-size-complex="2pt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font-size="2pt" officeooo:paragraph-rsid="001b21d7" style:font-size-asian="2pt" style:font-size-complex="2pt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fo:font-size="2pt" officeooo:paragraph-rsid="001b9e68" style:font-size-asian="2pt" style:font-size-complex="2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fo:font-size="2pt" style:font-size-asian="2pt" style:font-size-complex="2p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fo:font-size="2pt" officeooo:paragraph-rsid="001b21d7" style:font-size-asian="2pt" style:font-size-complex="2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fo:font-size="2pt" officeooo:paragraph-rsid="001b9e68" style:font-size-asian="2pt" style:font-size-complex="2pt"/>
    </style:style>
    <style:style style:name="P35" style:family="paragraph" style:parent-style-name="Standard">
      <style:paragraph-properties fo:text-align="start" style:justify-single-word="false" style:writing-mode="lr-tb"/>
      <style:text-properties fo:color="#999999" style:text-outline="false" style:text-line-through-style="none" style:text-line-through-type="none" style:font-name="FreeSerif" fo:font-size="6pt" fo:font-style="normal" fo:text-shadow="none" style:text-underline-style="none" fo:font-weight="bold" officeooo:paragraph-rsid="001b9e68" style:font-size-asian="5.25pt" style:font-style-asian="normal" style:font-weight-asian="bold" style:font-size-complex="6pt" style:text-emphasize="none"/>
    </style:style>
    <style:style style:name="P36" style:family="paragraph" style:parent-style-name="Standard">
      <style:paragraph-properties fo:text-align="justify" style:justify-single-word="false">
        <style:tab-stops/>
      </style:paragraph-properties>
      <style:text-properties style:font-name="Liberation Serif" fo:font-size="10.5pt" officeooo:paragraph-rsid="00259191" style:font-size-asian="10.5pt" style:font-size-complex="10.5pt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fo:font-size="14pt" officeooo:paragraph-rsid="0019b352" style:font-size-asian="14pt" style:font-size-complex="14pt"/>
    </style:style>
    <style:style style:name="P38" style:family="paragraph" style:parent-style-name="Standard">
      <style:paragraph-properties fo:text-align="end" style:justify-single-word="false">
        <style:tab-stops/>
      </style:paragraph-properties>
      <style:text-properties fo:font-size="6pt" officeooo:rsid="001866c2" officeooo:paragraph-rsid="0019b352" style:font-size-asian="5.25pt" style:font-size-complex="6pt"/>
    </style:style>
    <style:style style:name="P39" style:family="paragraph" style:parent-style-name="Standard">
      <style:paragraph-properties fo:text-align="start" style:justify-single-word="false" style:writing-mode="lr-tb"/>
      <style:text-properties officeooo:paragraph-rsid="001b9e68"/>
    </style:style>
    <style:style style:name="T1" style:family="text">
      <style:text-properties style:text-outline="false" style:text-line-through-style="none" style:text-line-through-type="none" style:font-name="FreeSerif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FreeSerif" fo:font-style="normal" fo:text-shadow="none" style:text-underline-style="none" fo:font-weight="normal" officeooo:rsid="001866c2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FreeSerif" fo:font-style="normal" fo:text-shadow="none" style:text-underline-style="none" fo:font-weight="bold" officeooo:rsid="001866c2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style:font-name="Free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5" style:family="text">
      <style:text-properties style:text-outline="false" style:text-line-through-style="none" style:text-line-through-type="none" style:font-name="FreeSerif" fo:font-size="12pt" fo:font-style="normal" fo:text-shadow="none" style:text-underline-style="none" fo:font-weight="normal" officeooo:rsid="001866c2" style:font-size-asian="12pt" style:font-style-asian="normal" style:font-weight-asian="normal" style:font-size-complex="12pt" style:text-emphasize="none"/>
    </style:style>
    <style:style style:name="T6" style:family="text">
      <style:text-properties style:text-outline="false" style:text-line-through-style="none" style:text-line-through-type="none" style:font-name="FreeSerif" fo:font-size="12pt" fo:font-style="normal" fo:text-shadow="none" style:text-underline-style="none" fo:font-weight="normal" officeooo:rsid="00259191" style:font-size-asian="12pt" style:font-style-asian="normal" style:font-weight-asian="normal" style:font-size-complex="12pt" style:text-emphasize="none"/>
    </style:style>
    <style:style style:name="T7" style:family="text">
      <style:text-properties style:text-outline="false" style:text-line-through-style="none" style:text-line-through-type="none" style:font-name="FreeSerif" fo:font-size="12pt" fo:font-style="normal" fo:text-shadow="none" style:text-underline-style="none" fo:font-weight="bold" officeooo:rsid="001866c2" style:font-size-asian="12pt" style:font-style-asian="normal" style:font-weight-asian="bold" style:font-size-complex="12pt" style:font-weight-complex="bold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officeooo:rsid="00259191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font-name="Liberation Serif1" fo:font-style="normal" fo:text-shadow="none" style:text-underline-style="none" fo:font-weight="normal" officeooo:rsid="001df30f" style:font-name-asian="Liberation Serif1" style:font-style-asian="normal" style:font-weight-asian="normal" style:font-name-complex="Liberation Serif1" style:text-emphasize="none"/>
    </style:style>
    <style:style style:name="T12" style:family="text">
      <style:text-properties fo:color="#000000" style:text-outline="false" style:text-line-through-style="none" style:text-line-through-type="none" style:font-name="FreeSerif" fo:font-style="normal" fo:text-shadow="none" style:text-underline-style="none" fo:font-weight="bold" style:font-style-asian="normal" style:font-weight-asian="bold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style:font-name="FreeSerif" fo:font-size="12pt" fo:font-style="normal" fo:text-shadow="none" style:text-underline-style="none" fo:font-weight="bold" style:font-size-asian="12pt" style:font-style-asian="normal" style:font-weight-asian="bold" style:font-size-complex="12pt" style:font-weight-complex="bold" style:text-emphasize="none"/>
    </style:style>
    <style:style style:name="T14" style:family="text">
      <style:text-properties fo:color="#000000" style:text-outline="false" style:text-line-through-style="none" style:text-line-through-type="none" style:font-name="FreeSerif" fo:font-size="12pt" fo:font-style="normal" fo:text-shadow="none" style:text-underline-style="none" fo:font-weight="bold" officeooo:rsid="00259191" style:font-size-asian="12pt" style:font-style-asian="normal" style:font-weight-asian="bold" style:font-size-complex="12pt" style:font-weight-complex="bold" style:text-emphasize="none"/>
    </style:style>
    <style:style style:name="T15" style:family="text">
      <style:text-properties officeooo:rsid="0025919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.</text:p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 table:number-columns-repeated="2"/>
        <table:table-column table:style-name="Tabelle1.B"/>
        <table:table-column table:style-name="Tabelle1.D" table:number-columns-repeated="2"/>
        <table:table-column table:style-name="Tabelle1.B"/>
        <table:table-column table:style-name="Tabelle1.D" table:number-columns-repeated="2"/>
        <table:table-column table:style-name="Tabelle1.B"/>
        <table:table-column table:style-name="Tabelle1.D"/>
        <table:table-column table:style-name="Tabelle1.B"/>
        <table:table-column table:style-name="Tabelle1.D" table:number-columns-repeated="2"/>
        <table:table-column table:style-name="Tabelle1.B"/>
        <table:table-column table:style-name="Tabelle1.D" table:number-columns-repeated="2"/>
        <table:table-column table:style-name="Tabelle1.B"/>
        <table:table-column table:style-name="Tabelle1.D" table:number-columns-repeated="2"/>
        <table:table-column table:style-name="Tabelle1.B"/>
        <table:table-column table:style-name="Tabelle1.D" table:number-columns-repeated="2"/>
        <table:table-column table:style-name="Tabelle1.B"/>
        <table:table-column table:style-name="Tabelle1.D"/>
        <table:table-column table:style-name="Tabelle1.B"/>
        <table:table-column table:style-name="Tabelle1.D" table:number-columns-repeated="2"/>
        <table:table-column table:style-name="Tabelle1.B"/>
        <table:table-column table:style-name="Tabelle1.D" table:number-columns-repeated="2"/>
        <table:table-column table:style-name="Tabelle1.B"/>
        <table:table-column table:style-name="Tabelle1.D" table:number-columns-repeated="2"/>
        <table:table-column table:style-name="Tabelle1.B"/>
        <table:table-column table:style-name="Tabelle1.D" table:number-columns-repeated="2"/>
        <table:table-column table:style-name="Tabelle1.B"/>
        <table:table-column table:style-name="Tabelle1.o"/>
        <table:table-row table:style-name="Tabelle1.1">
          <table:table-cell table:style-name="Tabelle1.A1" office:value-type="string">
            <text:p text:style-name="P28"/>
          </table:table-cell>
          <table:table-cell table:style-name="Tabelle1.B1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N1" office:value-type="string">
            <text:p text:style-name="P13"/>
          </table:table-cell>
          <table:table-cell table:style-name="Tabelle1.N1" office:value-type="string">
            <text:p text:style-name="P13"/>
          </table:table-cell>
          <table:table-cell table:style-name="Tabelle1.P1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N1" office:value-type="string">
            <text:p text:style-name="P13"/>
          </table:table-cell>
          <table:table-cell table:style-name="Tabelle1.N1" office:value-type="string">
            <text:p text:style-name="P13"/>
          </table:table-cell>
          <table:table-cell table:style-name="Tabelle1.P1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25"/>
          </table:table-cell>
          <table:table-cell table:style-name="Tabelle1.B1" table:number-columns-spanned="12" office:value-type="string">
            <text:p text:style-name="P11"><text:span text:style-name="T15">Tas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N1" office:value-type="string">
            <text:p text:style-name="P13"/>
          </table:table-cell>
          <table:table-cell table:style-name="Tabelle1.N1" office:value-type="string">
            <text:p text:style-name="P13"/>
          </table:table-cell>
          <table:table-cell table:style-name="Tabelle1.P1" table:number-columns-spanned="12" office:value-type="string">
            <text:p text:style-name="P11"><text:span text:style-name="T15">Tas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N1" office:value-type="string">
            <text:p text:style-name="P13"/>
          </table:table-cell>
          <table:table-cell table:style-name="Tabelle1.N1" office:value-type="string">
            <text:p text:style-name="P13"/>
          </table:table-cell>
          <table:table-cell table:style-name="Tabelle1.P1" table:number-columns-spanned="12" office:value-type="string">
            <text:p text:style-name="P11"><text:span text:style-name="T15">Tas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15"/>
          </table:table-cell>
          <table:table-cell table:style-name="Tabelle1.N1" table:number-columns-spanned="12" office:value-type="string">
            <text:p text:style-name="P36"><text:span text:style-name="T9">Every</text:span><text:span text:style-name="T8">: </text:span><text:span text:style-name="T10"><text:s text:c="5"/></text:span><text:span text:style-name="T8"><text:s/></text:span><text:span text:style-name="T11">□</text:span><text:span text:style-name="T8"> </text:span><text:span text:style-name="T9">Weeks</text:span><text:span text:style-name="T8"> / </text:span><text:span text:style-name="T11">□</text:span><text:span text:style-name="T8"> </text:span><text:span text:style-name="T9">Mont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N1" office:value-type="string">
            <text:p text:style-name="P18"/>
          </table:table-cell>
          <table:table-cell table:style-name="Tabelle1.N1" office:value-type="string">
            <text:p text:style-name="P18"/>
          </table:table-cell>
          <table:table-cell table:style-name="Tabelle1.N1" table:number-columns-spanned="12" office:value-type="string">
            <text:p text:style-name="P36"><text:span text:style-name="T9">Every</text:span><text:span text:style-name="T8">: </text:span><text:span text:style-name="T10"><text:s text:c="5"/></text:span><text:span text:style-name="T8"><text:s/></text:span><text:span text:style-name="T11">□</text:span><text:span text:style-name="T8"> </text:span><text:span text:style-name="T9">Weeks</text:span><text:span text:style-name="T8"> / </text:span><text:span text:style-name="T11">□</text:span><text:span text:style-name="T8"> </text:span><text:span text:style-name="T9">Mont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N1" office:value-type="string">
            <text:p text:style-name="P18"/>
          </table:table-cell>
          <table:table-cell table:style-name="Tabelle1.N1" office:value-type="string">
            <text:p text:style-name="P18"/>
          </table:table-cell>
          <table:table-cell table:style-name="Tabelle1.d3" table:number-columns-spanned="12" office:value-type="string">
            <text:p text:style-name="P36"><text:span text:style-name="T9">Every</text:span><text:span text:style-name="T8">: </text:span><text:span text:style-name="T10"><text:s text:c="5"/></text:span><text:span text:style-name="T8"><text:s/></text:span><text:span text:style-name="T11">□</text:span><text:span text:style-name="T8"> </text:span><text:span text:style-name="T9">Weeks</text:span><text:span text:style-name="T8"> / </text:span><text:span text:style-name="T11">□</text:span><text:span text:style-name="T8"> </text:span><text:span text:style-name="T9">Mont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4">
          <table:table-cell table:style-name="Tabelle1.A1" office:value-type="string">
            <text:p text:style-name="P29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</table:table-row>
        <table:table-row table:style-name="Tabelle1.5">
          <table:table-cell table:style-name="Tabelle1.A1" office:value-type="string">
            <text:p text:style-name="P15"/>
          </table:table-cell>
          <table:table-cell table:style-name="Tabelle1.B5" office:value-type="string">
            <text:p text:style-name="P18">J</text:p>
          </table:table-cell>
          <table:table-cell table:style-name="Tabelle1.C5" office:value-type="string">
            <text:p text:style-name="P18">F</text:p>
          </table:table-cell>
          <table:table-cell table:style-name="Tabelle1.D5" office:value-type="string">
            <text:p text:style-name="P18">M</text:p>
          </table:table-cell>
          <table:table-cell table:style-name="Tabelle1.E5" office:value-type="string">
            <text:p text:style-name="P18">A</text:p>
          </table:table-cell>
          <table:table-cell table:style-name="Tabelle1.F5" office:value-type="string">
            <text:p text:style-name="P18">M</text:p>
          </table:table-cell>
          <table:table-cell table:style-name="Tabelle1.G5" office:value-type="string">
            <text:p text:style-name="P18">J</text:p>
          </table:table-cell>
          <table:table-cell table:style-name="Tabelle1.H5" office:value-type="string">
            <text:p text:style-name="P18">J</text:p>
          </table:table-cell>
          <table:table-cell table:style-name="Tabelle1.I5" office:value-type="string">
            <text:p text:style-name="P18">A</text:p>
          </table:table-cell>
          <table:table-cell table:style-name="Tabelle1.J5" office:value-type="string">
            <text:p text:style-name="P18">S</text:p>
          </table:table-cell>
          <table:table-cell table:style-name="Tabelle1.K5" office:value-type="string">
            <text:p text:style-name="P18">O</text:p>
          </table:table-cell>
          <table:table-cell table:style-name="Tabelle1.L5" office:value-type="string">
            <text:p text:style-name="P18">N</text:p>
          </table:table-cell>
          <table:table-cell table:style-name="Tabelle1.M5" office:value-type="string">
            <text:p text:style-name="P18">D</text:p>
          </table:table-cell>
          <table:table-cell table:style-name="Tabelle1.N5" office:value-type="string">
            <text:p text:style-name="P18"/>
          </table:table-cell>
          <table:table-cell table:style-name="Tabelle1.N1" office:value-type="string">
            <text:p text:style-name="P18"/>
          </table:table-cell>
          <table:table-cell table:style-name="Tabelle1.P5" office:value-type="string">
            <text:p text:style-name="P18">J</text:p>
          </table:table-cell>
          <table:table-cell table:style-name="Tabelle1.Q5" office:value-type="string">
            <text:p text:style-name="P18">F</text:p>
          </table:table-cell>
          <table:table-cell table:style-name="Tabelle1.R5" office:value-type="string">
            <text:p text:style-name="P18">M</text:p>
          </table:table-cell>
          <table:table-cell table:style-name="Tabelle1.S5" office:value-type="string">
            <text:p text:style-name="P18">A</text:p>
          </table:table-cell>
          <table:table-cell table:style-name="Tabelle1.T5" office:value-type="string">
            <text:p text:style-name="P18">M</text:p>
          </table:table-cell>
          <table:table-cell table:style-name="Tabelle1.U5" office:value-type="string">
            <text:p text:style-name="P18">J</text:p>
          </table:table-cell>
          <table:table-cell table:style-name="Tabelle1.V5" office:value-type="string">
            <text:p text:style-name="P18">J</text:p>
          </table:table-cell>
          <table:table-cell table:style-name="Tabelle1.W5" office:value-type="string">
            <text:p text:style-name="P18">A</text:p>
          </table:table-cell>
          <table:table-cell table:style-name="Tabelle1.X5" office:value-type="string">
            <text:p text:style-name="P18">S</text:p>
          </table:table-cell>
          <table:table-cell table:style-name="Tabelle1.Y5" office:value-type="string">
            <text:p text:style-name="P18">O</text:p>
          </table:table-cell>
          <table:table-cell table:style-name="Tabelle1.Z5" office:value-type="string">
            <text:p text:style-name="P18">N</text:p>
          </table:table-cell>
          <table:table-cell table:style-name="Tabelle1.a5" office:value-type="string">
            <text:p text:style-name="P18">D</text:p>
          </table:table-cell>
          <table:table-cell table:style-name="Tabelle1.b5" office:value-type="string">
            <text:p text:style-name="P18"/>
          </table:table-cell>
          <table:table-cell table:style-name="Tabelle1.c5" office:value-type="string">
            <text:p text:style-name="P15"/>
          </table:table-cell>
          <table:table-cell table:style-name="Tabelle1.d5" office:value-type="string">
            <text:p text:style-name="P18">J</text:p>
          </table:table-cell>
          <table:table-cell table:style-name="Tabelle1.e5" office:value-type="string">
            <text:p text:style-name="P18">F</text:p>
          </table:table-cell>
          <table:table-cell table:style-name="Tabelle1.f5" office:value-type="string">
            <text:p text:style-name="P18">M</text:p>
          </table:table-cell>
          <table:table-cell table:style-name="Tabelle1.g5" office:value-type="string">
            <text:p text:style-name="P18">A</text:p>
          </table:table-cell>
          <table:table-cell table:style-name="Tabelle1.h5" office:value-type="string">
            <text:p text:style-name="P18">M</text:p>
          </table:table-cell>
          <table:table-cell table:style-name="Tabelle1.i5" office:value-type="string">
            <text:p text:style-name="P18">J</text:p>
          </table:table-cell>
          <table:table-cell table:style-name="Tabelle1.j5" office:value-type="string">
            <text:p text:style-name="P18">J</text:p>
          </table:table-cell>
          <table:table-cell table:style-name="Tabelle1.k5" office:value-type="string">
            <text:p text:style-name="P18">A</text:p>
          </table:table-cell>
          <table:table-cell table:style-name="Tabelle1.l5" office:value-type="string">
            <text:p text:style-name="P18">S</text:p>
          </table:table-cell>
          <table:table-cell table:style-name="Tabelle1.m5" office:value-type="string">
            <text:p text:style-name="P18">O</text:p>
          </table:table-cell>
          <table:table-cell table:style-name="Tabelle1.n5" office:value-type="string">
            <text:p text:style-name="P18">N</text:p>
          </table:table-cell>
          <table:table-cell table:style-name="Tabelle1.o5" office:value-type="string">
            <text:p text:style-name="P18">D</text:p>
          </table:table-cell>
        </table:table-row>
        <table:table-row table:style-name="Tabelle1.6">
          <table:table-cell table:style-name="Tabelle1.A8" office:value-type="string">
            <text:p text:style-name="P15"><draw:frame draw:style-name="fr1" draw:name="Bild13" text:anchor-type="as-char" svg:width="0.427cm" svg:height="0.464cm" draw:z-index="5"><draw:image xlink:href="Pictures/10000201000001140000012C090E58110525CA99.png" xlink:type="simple" xlink:show="embed" xlink:actuate="onLoad" loext:mime-type="image/png"/></draw:frame></text:p>
          </table:table-cell>
          <table:table-cell table:style-name="Tabelle1.B6" office:value-type="string">
            <text:p text:style-name="P22">◌</text:p>
          </table:table-cell>
          <table:table-cell table:style-name="Tabelle1.C6" office:value-type="string">
            <text:p text:style-name="P22">◌</text:p>
          </table:table-cell>
          <table:table-cell table:style-name="Tabelle1.D6" office:value-type="string">
            <text:p text:style-name="P22">◌</text:p>
          </table:table-cell>
          <table:table-cell table:style-name="Tabelle1.E6" office:value-type="string">
            <text:p text:style-name="P22">◌</text:p>
          </table:table-cell>
          <table:table-cell table:style-name="Tabelle1.F6" office:value-type="string">
            <text:p text:style-name="P22">◌</text:p>
          </table:table-cell>
          <table:table-cell table:style-name="Tabelle1.G6" office:value-type="string">
            <text:p text:style-name="P22">◌</text:p>
          </table:table-cell>
          <table:table-cell table:style-name="Tabelle1.H6" office:value-type="string">
            <text:p text:style-name="P22">◌</text:p>
          </table:table-cell>
          <table:table-cell table:style-name="Tabelle1.I6" office:value-type="string">
            <text:p text:style-name="P22">◌</text:p>
          </table:table-cell>
          <table:table-cell table:style-name="Tabelle1.J6" office:value-type="string">
            <text:p text:style-name="P22">◌</text:p>
          </table:table-cell>
          <table:table-cell table:style-name="Tabelle1.K6" office:value-type="string">
            <text:p text:style-name="P22">◌</text:p>
          </table:table-cell>
          <table:table-cell table:style-name="Tabelle1.L6" office:value-type="string">
            <text:p text:style-name="P22">◌</text:p>
          </table:table-cell>
          <table:table-cell table:style-name="Tabelle1.M6" office:value-type="string">
            <text:p text:style-name="P22">◌</text:p>
          </table:table-cell>
          <table:table-cell table:style-name="Tabelle1.N6" office:value-type="string">
            <text:p text:style-name="P22"/>
          </table:table-cell>
          <table:table-cell table:style-name="Tabelle1.N1" office:value-type="string">
            <text:p text:style-name="P18"><draw:frame draw:style-name="fr1" draw:name="Bild3" text:anchor-type="as-char" svg:width="0.427cm" svg:height="0.464cm" draw:z-index="0"><draw:image xlink:href="Pictures/10000201000001140000012C090E58110525CA99.png" xlink:type="simple" xlink:show="embed" xlink:actuate="onLoad" loext:mime-type="image/png"/></draw:frame></text:p>
          </table:table-cell>
          <table:table-cell table:style-name="Tabelle1.P6" office:value-type="string">
            <text:p text:style-name="P22">◌</text:p>
          </table:table-cell>
          <table:table-cell table:style-name="Tabelle1.Q6" office:value-type="string">
            <text:p text:style-name="P22">◌</text:p>
          </table:table-cell>
          <table:table-cell table:style-name="Tabelle1.R6" office:value-type="string">
            <text:p text:style-name="P22">◌</text:p>
          </table:table-cell>
          <table:table-cell table:style-name="Tabelle1.S6" office:value-type="string">
            <text:p text:style-name="P22">◌</text:p>
          </table:table-cell>
          <table:table-cell table:style-name="Tabelle1.T6" office:value-type="string">
            <text:p text:style-name="P22">◌</text:p>
          </table:table-cell>
          <table:table-cell table:style-name="Tabelle1.U6" office:value-type="string">
            <text:p text:style-name="P22">◌</text:p>
          </table:table-cell>
          <table:table-cell table:style-name="Tabelle1.V6" office:value-type="string">
            <text:p text:style-name="P22">◌</text:p>
          </table:table-cell>
          <table:table-cell table:style-name="Tabelle1.W6" office:value-type="string">
            <text:p text:style-name="P22">◌</text:p>
          </table:table-cell>
          <table:table-cell table:style-name="Tabelle1.X6" office:value-type="string">
            <text:p text:style-name="P22">◌</text:p>
          </table:table-cell>
          <table:table-cell table:style-name="Tabelle1.Y6" office:value-type="string">
            <text:p text:style-name="P22">◌</text:p>
          </table:table-cell>
          <table:table-cell table:style-name="Tabelle1.Z6" office:value-type="string">
            <text:p text:style-name="P22">◌</text:p>
          </table:table-cell>
          <table:table-cell table:style-name="Tabelle1.a6" office:value-type="string">
            <text:p text:style-name="P22">◌</text:p>
          </table:table-cell>
          <table:table-cell table:style-name="Tabelle1.b5" office:value-type="string">
            <text:p text:style-name="P22"/>
          </table:table-cell>
          <table:table-cell table:style-name="Tabelle1.c5" office:value-type="string">
            <text:p text:style-name="P15"><draw:frame draw:style-name="fr1" draw:name="Bild10" text:anchor-type="as-char" svg:width="0.427cm" svg:height="0.464cm" draw:z-index="7"><draw:image xlink:href="Pictures/10000201000001140000012C090E58110525CA99.png" xlink:type="simple" xlink:show="embed" xlink:actuate="onLoad" loext:mime-type="image/png"/></draw:frame></text:p>
          </table:table-cell>
          <table:table-cell table:style-name="Tabelle1.d6" office:value-type="string">
            <text:p text:style-name="P22">◌</text:p>
          </table:table-cell>
          <table:table-cell table:style-name="Tabelle1.e6" office:value-type="string">
            <text:p text:style-name="P22">◌</text:p>
          </table:table-cell>
          <table:table-cell table:style-name="Tabelle1.f6" office:value-type="string">
            <text:p text:style-name="P22">◌</text:p>
          </table:table-cell>
          <table:table-cell table:style-name="Tabelle1.g6" office:value-type="string">
            <text:p text:style-name="P22">◌</text:p>
          </table:table-cell>
          <table:table-cell table:style-name="Tabelle1.h6" office:value-type="string">
            <text:p text:style-name="P22">◌</text:p>
          </table:table-cell>
          <table:table-cell table:style-name="Tabelle1.i6" office:value-type="string">
            <text:p text:style-name="P22">◌</text:p>
          </table:table-cell>
          <table:table-cell table:style-name="Tabelle1.j6" office:value-type="string">
            <text:p text:style-name="P22">◌</text:p>
          </table:table-cell>
          <table:table-cell table:style-name="Tabelle1.k6" office:value-type="string">
            <text:p text:style-name="P22">◌</text:p>
          </table:table-cell>
          <table:table-cell table:style-name="Tabelle1.l6" office:value-type="string">
            <text:p text:style-name="P22">◌</text:p>
          </table:table-cell>
          <table:table-cell table:style-name="Tabelle1.m6" office:value-type="string">
            <text:p text:style-name="P22">◌</text:p>
          </table:table-cell>
          <table:table-cell table:style-name="Tabelle1.n6" office:value-type="string">
            <text:p text:style-name="P22">◌</text:p>
          </table:table-cell>
          <table:table-cell table:style-name="Tabelle1.o6" office:value-type="string">
            <text:p text:style-name="P22">◌</text:p>
          </table:table-cell>
        </table:table-row>
        <table:table-row table:style-name="Tabelle1.7">
          <table:table-cell table:style-name="Tabelle1.A8" office:value-type="string">
            <text:p text:style-name="P15"><draw:frame draw:style-name="fr1" draw:name="Bild14" text:anchor-type="as-char" svg:width="0.427cm" svg:height="0.464cm" draw:z-index="8"><draw:image xlink:href="Pictures/10000201000001140000012C7F7886BDB2DF9CCB.png" xlink:type="simple" xlink:show="embed" xlink:actuate="onLoad" loext:mime-type="image/png"/></draw:frame></text:p>
          </table:table-cell>
          <table:table-cell table:style-name="Tabelle1.B7" office:value-type="string">
            <text:p text:style-name="P22">◌</text:p>
          </table:table-cell>
          <table:table-cell table:style-name="Tabelle1.C7" office:value-type="string">
            <text:p text:style-name="P22">◌</text:p>
          </table:table-cell>
          <table:table-cell table:style-name="Tabelle1.D7" office:value-type="string">
            <text:p text:style-name="P22">◌</text:p>
          </table:table-cell>
          <table:table-cell table:style-name="Tabelle1.E7" office:value-type="string">
            <text:p text:style-name="P22">◌</text:p>
          </table:table-cell>
          <table:table-cell table:style-name="Tabelle1.F7" office:value-type="string">
            <text:p text:style-name="P22">◌</text:p>
          </table:table-cell>
          <table:table-cell table:style-name="Tabelle1.G7" office:value-type="string">
            <text:p text:style-name="P22">◌</text:p>
          </table:table-cell>
          <table:table-cell table:style-name="Tabelle1.H7" office:value-type="string">
            <text:p text:style-name="P22">◌</text:p>
          </table:table-cell>
          <table:table-cell table:style-name="Tabelle1.I7" office:value-type="string">
            <text:p text:style-name="P22">◌</text:p>
          </table:table-cell>
          <table:table-cell table:style-name="Tabelle1.J7" office:value-type="string">
            <text:p text:style-name="P22">◌</text:p>
          </table:table-cell>
          <table:table-cell table:style-name="Tabelle1.K7" office:value-type="string">
            <text:p text:style-name="P22">◌</text:p>
          </table:table-cell>
          <table:table-cell table:style-name="Tabelle1.L7" office:value-type="string">
            <text:p text:style-name="P22">◌</text:p>
          </table:table-cell>
          <table:table-cell table:style-name="Tabelle1.M7" office:value-type="string">
            <text:p text:style-name="P22">◌</text:p>
          </table:table-cell>
          <table:table-cell table:style-name="Tabelle1.N7" office:value-type="string">
            <text:p text:style-name="P22"/>
          </table:table-cell>
          <table:table-cell table:style-name="Tabelle1.N1" office:value-type="string">
            <text:p text:style-name="P18"><draw:frame draw:style-name="fr1" draw:name="Bild2" text:anchor-type="as-char" svg:width="0.427cm" svg:height="0.464cm" draw:z-index="1"><draw:image xlink:href="Pictures/10000201000001140000012C7F7886BDB2DF9CCB.png" xlink:type="simple" xlink:show="embed" xlink:actuate="onLoad" loext:mime-type="image/png"/></draw:frame></text:p>
          </table:table-cell>
          <table:table-cell table:style-name="Tabelle1.P7" office:value-type="string">
            <text:p text:style-name="P22">◌</text:p>
          </table:table-cell>
          <table:table-cell table:style-name="Tabelle1.Q7" office:value-type="string">
            <text:p text:style-name="P22">◌</text:p>
          </table:table-cell>
          <table:table-cell table:style-name="Tabelle1.R7" office:value-type="string">
            <text:p text:style-name="P22">◌</text:p>
          </table:table-cell>
          <table:table-cell table:style-name="Tabelle1.S7" office:value-type="string">
            <text:p text:style-name="P22">◌</text:p>
          </table:table-cell>
          <table:table-cell table:style-name="Tabelle1.T7" office:value-type="string">
            <text:p text:style-name="P22">◌</text:p>
          </table:table-cell>
          <table:table-cell table:style-name="Tabelle1.U7" office:value-type="string">
            <text:p text:style-name="P22">◌</text:p>
          </table:table-cell>
          <table:table-cell table:style-name="Tabelle1.V7" office:value-type="string">
            <text:p text:style-name="P22">◌</text:p>
          </table:table-cell>
          <table:table-cell table:style-name="Tabelle1.W7" office:value-type="string">
            <text:p text:style-name="P22">◌</text:p>
          </table:table-cell>
          <table:table-cell table:style-name="Tabelle1.X7" office:value-type="string">
            <text:p text:style-name="P22">◌</text:p>
          </table:table-cell>
          <table:table-cell table:style-name="Tabelle1.Y7" office:value-type="string">
            <text:p text:style-name="P22">◌</text:p>
          </table:table-cell>
          <table:table-cell table:style-name="Tabelle1.Z7" office:value-type="string">
            <text:p text:style-name="P22">◌</text:p>
          </table:table-cell>
          <table:table-cell table:style-name="Tabelle1.a7" office:value-type="string">
            <text:p text:style-name="P22">◌</text:p>
          </table:table-cell>
          <table:table-cell table:style-name="Tabelle1.b5" office:value-type="string">
            <text:p text:style-name="P22"/>
          </table:table-cell>
          <table:table-cell table:style-name="Tabelle1.c5" office:value-type="string">
            <text:p text:style-name="P15"><draw:frame draw:style-name="fr1" draw:name="Bild11" text:anchor-type="as-char" svg:width="0.427cm" svg:height="0.464cm" draw:z-index="9"><draw:image xlink:href="Pictures/10000201000001140000012C7F7886BDB2DF9CCB.png" xlink:type="simple" xlink:show="embed" xlink:actuate="onLoad" loext:mime-type="image/png"/></draw:frame></text:p>
          </table:table-cell>
          <table:table-cell table:style-name="Tabelle1.d7" office:value-type="string">
            <text:p text:style-name="P22">◌</text:p>
          </table:table-cell>
          <table:table-cell table:style-name="Tabelle1.e7" office:value-type="string">
            <text:p text:style-name="P22">◌</text:p>
          </table:table-cell>
          <table:table-cell table:style-name="Tabelle1.f7" office:value-type="string">
            <text:p text:style-name="P22">◌</text:p>
          </table:table-cell>
          <table:table-cell table:style-name="Tabelle1.g7" office:value-type="string">
            <text:p text:style-name="P22">◌</text:p>
          </table:table-cell>
          <table:table-cell table:style-name="Tabelle1.h7" office:value-type="string">
            <text:p text:style-name="P22">◌</text:p>
          </table:table-cell>
          <table:table-cell table:style-name="Tabelle1.i7" office:value-type="string">
            <text:p text:style-name="P22">◌</text:p>
          </table:table-cell>
          <table:table-cell table:style-name="Tabelle1.j7" office:value-type="string">
            <text:p text:style-name="P22">◌</text:p>
          </table:table-cell>
          <table:table-cell table:style-name="Tabelle1.k7" office:value-type="string">
            <text:p text:style-name="P22">◌</text:p>
          </table:table-cell>
          <table:table-cell table:style-name="Tabelle1.l7" office:value-type="string">
            <text:p text:style-name="P22">◌</text:p>
          </table:table-cell>
          <table:table-cell table:style-name="Tabelle1.m7" office:value-type="string">
            <text:p text:style-name="P22">◌</text:p>
          </table:table-cell>
          <table:table-cell table:style-name="Tabelle1.n7" office:value-type="string">
            <text:p text:style-name="P22">◌</text:p>
          </table:table-cell>
          <table:table-cell table:style-name="Tabelle1.o7" office:value-type="string">
            <text:p text:style-name="P22">◌</text:p>
          </table:table-cell>
        </table:table-row>
        <table:table-row table:style-name="Tabelle1.8">
          <table:table-cell table:style-name="Tabelle1.A8" office:value-type="string">
            <text:p text:style-name="P15"><draw:frame draw:style-name="fr1" draw:name="Bild15" text:anchor-type="as-char" svg:width="0.427cm" svg:height="0.464cm" draw:z-index="10"><draw:image xlink:href="Pictures/10000201000001140000012C78965723E11E800C.png" xlink:type="simple" xlink:show="embed" xlink:actuate="onLoad" loext:mime-type="image/png"/></draw:frame></text:p>
          </table:table-cell>
          <table:table-cell table:style-name="Tabelle1.B8" office:value-type="string">
            <text:p text:style-name="P22">◌</text:p>
          </table:table-cell>
          <table:table-cell table:style-name="Tabelle1.C8" office:value-type="string">
            <text:p text:style-name="P22">◌</text:p>
          </table:table-cell>
          <table:table-cell table:style-name="Tabelle1.D8" office:value-type="string">
            <text:p text:style-name="P22">◌</text:p>
          </table:table-cell>
          <table:table-cell table:style-name="Tabelle1.E8" office:value-type="string">
            <text:p text:style-name="P22">◌</text:p>
          </table:table-cell>
          <table:table-cell table:style-name="Tabelle1.F8" office:value-type="string">
            <text:p text:style-name="P22">◌</text:p>
          </table:table-cell>
          <table:table-cell table:style-name="Tabelle1.G8" office:value-type="string">
            <text:p text:style-name="P22">◌</text:p>
          </table:table-cell>
          <table:table-cell table:style-name="Tabelle1.H8" office:value-type="string">
            <text:p text:style-name="P22">◌</text:p>
          </table:table-cell>
          <table:table-cell table:style-name="Tabelle1.I8" office:value-type="string">
            <text:p text:style-name="P22">◌</text:p>
          </table:table-cell>
          <table:table-cell table:style-name="Tabelle1.J8" office:value-type="string">
            <text:p text:style-name="P22">◌</text:p>
          </table:table-cell>
          <table:table-cell table:style-name="Tabelle1.K8" office:value-type="string">
            <text:p text:style-name="P22">◌</text:p>
          </table:table-cell>
          <table:table-cell table:style-name="Tabelle1.L8" office:value-type="string">
            <text:p text:style-name="P22">◌</text:p>
          </table:table-cell>
          <table:table-cell table:style-name="Tabelle1.M8" office:value-type="string">
            <text:p text:style-name="P22">◌</text:p>
          </table:table-cell>
          <table:table-cell table:style-name="Tabelle1.N8" office:value-type="string">
            <text:p text:style-name="P22"/>
          </table:table-cell>
          <table:table-cell table:style-name="Tabelle1.N1" office:value-type="string">
            <text:p text:style-name="P18"><draw:frame draw:style-name="fr1" draw:name="Bild1" text:anchor-type="as-char" svg:width="0.427cm" svg:height="0.464cm" draw:z-index="2"><draw:image xlink:href="Pictures/10000201000001140000012C78965723E11E800C.png" xlink:type="simple" xlink:show="embed" xlink:actuate="onLoad" loext:mime-type="image/png"/></draw:frame></text:p>
          </table:table-cell>
          <table:table-cell table:style-name="Tabelle1.P8" office:value-type="string">
            <text:p text:style-name="P22">◌</text:p>
          </table:table-cell>
          <table:table-cell table:style-name="Tabelle1.Q8" office:value-type="string">
            <text:p text:style-name="P22">◌</text:p>
          </table:table-cell>
          <table:table-cell table:style-name="Tabelle1.R8" office:value-type="string">
            <text:p text:style-name="P22">◌</text:p>
          </table:table-cell>
          <table:table-cell table:style-name="Tabelle1.S8" office:value-type="string">
            <text:p text:style-name="P22">◌</text:p>
          </table:table-cell>
          <table:table-cell table:style-name="Tabelle1.T8" office:value-type="string">
            <text:p text:style-name="P22">◌</text:p>
          </table:table-cell>
          <table:table-cell table:style-name="Tabelle1.U8" office:value-type="string">
            <text:p text:style-name="P22">◌</text:p>
          </table:table-cell>
          <table:table-cell table:style-name="Tabelle1.V8" office:value-type="string">
            <text:p text:style-name="P22">◌</text:p>
          </table:table-cell>
          <table:table-cell table:style-name="Tabelle1.W8" office:value-type="string">
            <text:p text:style-name="P22">◌</text:p>
          </table:table-cell>
          <table:table-cell table:style-name="Tabelle1.X8" office:value-type="string">
            <text:p text:style-name="P22">◌</text:p>
          </table:table-cell>
          <table:table-cell table:style-name="Tabelle1.Y8" office:value-type="string">
            <text:p text:style-name="P22">◌</text:p>
          </table:table-cell>
          <table:table-cell table:style-name="Tabelle1.Z8" office:value-type="string">
            <text:p text:style-name="P22">◌</text:p>
          </table:table-cell>
          <table:table-cell table:style-name="Tabelle1.a8" office:value-type="string">
            <text:p text:style-name="P22">◌</text:p>
          </table:table-cell>
          <table:table-cell table:style-name="Tabelle1.b5" office:value-type="string">
            <text:p text:style-name="P22"/>
          </table:table-cell>
          <table:table-cell table:style-name="Tabelle1.c5" office:value-type="string">
            <text:p text:style-name="P15"><draw:frame draw:style-name="fr1" draw:name="Bild12" text:anchor-type="as-char" svg:width="0.427cm" svg:height="0.464cm" draw:z-index="12"><draw:image xlink:href="Pictures/10000201000001140000012C78965723E11E800C.png" xlink:type="simple" xlink:show="embed" xlink:actuate="onLoad" loext:mime-type="image/png"/></draw:frame></text:p>
          </table:table-cell>
          <table:table-cell table:style-name="Tabelle1.d8" office:value-type="string">
            <text:p text:style-name="P22">◌</text:p>
          </table:table-cell>
          <table:table-cell table:style-name="Tabelle1.e8" office:value-type="string">
            <text:p text:style-name="P22">◌</text:p>
          </table:table-cell>
          <table:table-cell table:style-name="Tabelle1.f8" office:value-type="string">
            <text:p text:style-name="P22">◌</text:p>
          </table:table-cell>
          <table:table-cell table:style-name="Tabelle1.g8" office:value-type="string">
            <text:p text:style-name="P22">◌</text:p>
          </table:table-cell>
          <table:table-cell table:style-name="Tabelle1.h8" office:value-type="string">
            <text:p text:style-name="P22">◌</text:p>
          </table:table-cell>
          <table:table-cell table:style-name="Tabelle1.i8" office:value-type="string">
            <text:p text:style-name="P22">◌</text:p>
          </table:table-cell>
          <table:table-cell table:style-name="Tabelle1.j8" office:value-type="string">
            <text:p text:style-name="P22">◌</text:p>
          </table:table-cell>
          <table:table-cell table:style-name="Tabelle1.k8" office:value-type="string">
            <text:p text:style-name="P22">◌</text:p>
          </table:table-cell>
          <table:table-cell table:style-name="Tabelle1.l8" office:value-type="string">
            <text:p text:style-name="P22">◌</text:p>
          </table:table-cell>
          <table:table-cell table:style-name="Tabelle1.m8" office:value-type="string">
            <text:p text:style-name="P22">◌</text:p>
          </table:table-cell>
          <table:table-cell table:style-name="Tabelle1.n8" office:value-type="string">
            <text:p text:style-name="P22">◌</text:p>
          </table:table-cell>
          <table:table-cell table:style-name="Tabelle1.o8" office:value-type="string">
            <text:p text:style-name="P22">◌</text:p>
          </table:table-cell>
        </table:table-row>
      </table:table>
      <text:p text:style-name="P9"/>
      <table:table table:name="Tabelle2" table:style-name="Tabelle2">
        <table:table-column table:style-name="Tabelle2.A"/>
        <table:table-column table:style-name="Tabelle2.B" table:number-columns-repeated="2"/>
        <table:table-column table:style-name="Tabelle2.D" table:number-columns-repeated="2"/>
        <table:table-column table:style-name="Tabelle2.B"/>
        <table:table-column table:style-name="Tabelle2.D" table:number-columns-repeated="2"/>
        <table:table-column table:style-name="Tabelle2.B"/>
        <table:table-column table:style-name="Tabelle2.D" table:number-columns-repeated="2"/>
        <table:table-column table:style-name="Tabelle2.B"/>
        <table:table-column table:style-name="Tabelle2.D"/>
        <table:table-column table:style-name="Tabelle2.B"/>
        <table:table-column table:style-name="Tabelle2.D" table:number-columns-repeated="2"/>
        <table:table-column table:style-name="Tabelle2.B"/>
        <table:table-column table:style-name="Tabelle2.D" table:number-columns-repeated="2"/>
        <table:table-column table:style-name="Tabelle2.B"/>
        <table:table-column table:style-name="Tabelle2.D" table:number-columns-repeated="2"/>
        <table:table-column table:style-name="Tabelle2.B"/>
        <table:table-column table:style-name="Tabelle2.D" table:number-columns-repeated="2"/>
        <table:table-column table:style-name="Tabelle2.B"/>
        <table:table-column table:style-name="Tabelle2.D"/>
        <table:table-column table:style-name="Tabelle2.B"/>
        <table:table-column table:style-name="Tabelle2.D" table:number-columns-repeated="2"/>
        <table:table-column table:style-name="Tabelle2.B"/>
        <table:table-column table:style-name="Tabelle2.D" table:number-columns-repeated="2"/>
        <table:table-column table:style-name="Tabelle2.B"/>
        <table:table-column table:style-name="Tabelle2.D" table:number-columns-repeated="2"/>
        <table:table-column table:style-name="Tabelle2.B"/>
        <table:table-column table:style-name="Tabelle2.D" table:number-columns-repeated="2"/>
        <table:table-column table:style-name="Tabelle2.B"/>
        <table:table-column table:style-name="Tabelle2.o"/>
        <table:table-row table:style-name="Tabelle2.1">
          <table:table-cell table:style-name="Tabelle2.A1" office:value-type="string">
            <text:p text:style-name="P26"/>
          </table:table-cell>
          <table:table-cell table:style-name="Tabelle2.B1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N1" office:value-type="string">
            <text:p text:style-name="P1"/>
          </table:table-cell>
          <table:table-cell table:style-name="Tabelle2.N1" office:value-type="string">
            <text:p text:style-name="P1"/>
          </table:table-cell>
          <table:table-cell table:style-name="Tabelle2.B1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N1" office:value-type="string">
            <text:p text:style-name="P6"/>
          </table:table-cell>
          <table:table-cell table:style-name="Tabelle2.N1" office:value-type="string">
            <text:p text:style-name="P6"/>
          </table:table-cell>
          <table:table-cell table:style-name="Tabelle2.B1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26"/>
          </table:table-cell>
          <table:table-cell table:style-name="Tabelle2.B1" table:number-columns-spanned="12" office:value-type="string">
            <text:p text:style-name="P11"><text:span text:style-name="T15">Tas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N1" office:value-type="string">
            <text:p text:style-name="P1"/>
          </table:table-cell>
          <table:table-cell table:style-name="Tabelle2.N1" office:value-type="string">
            <text:p text:style-name="P1"/>
          </table:table-cell>
          <table:table-cell table:style-name="Tabelle2.B1" table:number-columns-spanned="12" office:value-type="string">
            <text:p text:style-name="P11"><text:span text:style-name="T15">Tas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N1" office:value-type="string">
            <text:p text:style-name="P6"/>
          </table:table-cell>
          <table:table-cell table:style-name="Tabelle2.N1" office:value-type="string">
            <text:p text:style-name="P6"/>
          </table:table-cell>
          <table:table-cell table:style-name="Tabelle2.B1" table:number-columns-spanned="12" office:value-type="string">
            <text:p text:style-name="P11"><text:span text:style-name="T15">Tas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17"/>
          </table:table-cell>
          <table:table-cell table:style-name="Tabelle2.B3" table:number-columns-spanned="12" office:value-type="string">
            <text:p text:style-name="P36"><text:span text:style-name="T9">Every</text:span><text:span text:style-name="T8">: </text:span><text:span text:style-name="T10"><text:s text:c="5"/></text:span><text:span text:style-name="T8"><text:s/></text:span><text:span text:style-name="T11">□</text:span><text:span text:style-name="T8"> </text:span><text:span text:style-name="T9">Weeks</text:span><text:span text:style-name="T8"> / </text:span><text:span text:style-name="T11">□</text:span><text:span text:style-name="T8"> </text:span><text:span text:style-name="T9">Mont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N1" office:value-type="string">
            <text:p text:style-name="P1"/>
          </table:table-cell>
          <table:table-cell table:style-name="Tabelle2.N1" office:value-type="string">
            <text:p text:style-name="P1"/>
          </table:table-cell>
          <table:table-cell table:style-name="Tabelle2.P3" table:number-columns-spanned="12" office:value-type="string">
            <text:p text:style-name="P36"><text:span text:style-name="T9">Every</text:span><text:span text:style-name="T8">: </text:span><text:span text:style-name="T10"><text:s text:c="5"/></text:span><text:span text:style-name="T8"><text:s/></text:span><text:span text:style-name="T11">□</text:span><text:span text:style-name="T8"> </text:span><text:span text:style-name="T9">Weeks</text:span><text:span text:style-name="T8"> / </text:span><text:span text:style-name="T11">□</text:span><text:span text:style-name="T8"> </text:span><text:span text:style-name="T9">Mont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N1" office:value-type="string">
            <text:p text:style-name="P21"/>
          </table:table-cell>
          <table:table-cell table:style-name="Tabelle2.N1" office:value-type="string">
            <text:p text:style-name="P21"/>
          </table:table-cell>
          <table:table-cell table:style-name="Tabelle2.d3" table:number-columns-spanned="12" office:value-type="string">
            <text:p text:style-name="P36"><text:span text:style-name="T9">Every</text:span><text:span text:style-name="T8">: </text:span><text:span text:style-name="T10"><text:s text:c="5"/></text:span><text:span text:style-name="T8"><text:s/></text:span><text:span text:style-name="T11">□</text:span><text:span text:style-name="T8"> </text:span><text:span text:style-name="T9">Weeks</text:span><text:span text:style-name="T8"> / </text:span><text:span text:style-name="T11">□</text:span><text:span text:style-name="T8"> </text:span><text:span text:style-name="T9">Mont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4">
          <table:table-cell table:style-name="Tabelle2.A1" office:value-type="string">
            <text:p text:style-name="P30"/>
          </table:table-cell>
          <table:table-cell table:style-name="Tabelle2.B4" office:value-type="string">
            <text:p text:style-name="P33"/>
          </table:table-cell>
          <table:table-cell table:style-name="Tabelle2.C4" office:value-type="string">
            <text:p text:style-name="P33"/>
          </table:table-cell>
          <table:table-cell table:style-name="Tabelle2.D4" office:value-type="string">
            <text:p text:style-name="P33"/>
          </table:table-cell>
          <table:table-cell table:style-name="Tabelle2.E4" office:value-type="string">
            <text:p text:style-name="P33"/>
          </table:table-cell>
          <table:table-cell table:style-name="Tabelle2.F4" office:value-type="string">
            <text:p text:style-name="P33"/>
          </table:table-cell>
          <table:table-cell table:style-name="Tabelle2.G4" office:value-type="string">
            <text:p text:style-name="P33"/>
          </table:table-cell>
          <table:table-cell table:style-name="Tabelle2.H4" office:value-type="string">
            <text:p text:style-name="P33"/>
          </table:table-cell>
          <table:table-cell table:style-name="Tabelle2.I4" office:value-type="string">
            <text:p text:style-name="P33"/>
          </table:table-cell>
          <table:table-cell table:style-name="Tabelle2.J4" office:value-type="string">
            <text:p text:style-name="P33"/>
          </table:table-cell>
          <table:table-cell table:style-name="Tabelle2.K4" office:value-type="string">
            <text:p text:style-name="P33"/>
          </table:table-cell>
          <table:table-cell table:style-name="Tabelle2.L4" office:value-type="string">
            <text:p text:style-name="P33"/>
          </table:table-cell>
          <table:table-cell table:style-name="Tabelle2.M4" office:value-type="string">
            <text:p text:style-name="P33"/>
          </table:table-cell>
          <table:table-cell table:style-name="Tabelle2.N4" office:value-type="string">
            <text:p text:style-name="P33"/>
          </table:table-cell>
          <table:table-cell table:style-name="Tabelle2.O4" office:value-type="string">
            <text:p text:style-name="P33"/>
          </table:table-cell>
          <table:table-cell table:style-name="Tabelle2.P4" office:value-type="string">
            <text:p text:style-name="P33"/>
          </table:table-cell>
          <table:table-cell table:style-name="Tabelle2.Q4" office:value-type="string">
            <text:p text:style-name="P33"/>
          </table:table-cell>
          <table:table-cell table:style-name="Tabelle2.R4" office:value-type="string">
            <text:p text:style-name="P33"/>
          </table:table-cell>
          <table:table-cell table:style-name="Tabelle2.S4" office:value-type="string">
            <text:p text:style-name="P33"/>
          </table:table-cell>
          <table:table-cell table:style-name="Tabelle2.T4" office:value-type="string">
            <text:p text:style-name="P33"/>
          </table:table-cell>
          <table:table-cell table:style-name="Tabelle2.U4" office:value-type="string">
            <text:p text:style-name="P33"/>
          </table:table-cell>
          <table:table-cell table:style-name="Tabelle2.V4" office:value-type="string">
            <text:p text:style-name="P33"/>
          </table:table-cell>
          <table:table-cell table:style-name="Tabelle2.W4" office:value-type="string">
            <text:p text:style-name="P33"/>
          </table:table-cell>
          <table:table-cell table:style-name="Tabelle2.X4" office:value-type="string">
            <text:p text:style-name="P33"/>
          </table:table-cell>
          <table:table-cell table:style-name="Tabelle2.Y4" office:value-type="string">
            <text:p text:style-name="P33"/>
          </table:table-cell>
          <table:table-cell table:style-name="Tabelle2.Z4" office:value-type="string">
            <text:p text:style-name="P33"/>
          </table:table-cell>
          <table:table-cell table:style-name="Tabelle2.a4" office:value-type="string">
            <text:p text:style-name="P33"/>
          </table:table-cell>
          <table:table-cell table:style-name="Tabelle2.b4" office:value-type="string">
            <text:p text:style-name="P33"/>
          </table:table-cell>
          <table:table-cell table:style-name="Tabelle2.c4" office:value-type="string">
            <text:p text:style-name="P33"/>
          </table:table-cell>
          <table:table-cell table:style-name="Tabelle2.d4" office:value-type="string">
            <text:p text:style-name="P33"/>
          </table:table-cell>
          <table:table-cell table:style-name="Tabelle2.e4" office:value-type="string">
            <text:p text:style-name="P33"/>
          </table:table-cell>
          <table:table-cell table:style-name="Tabelle2.f4" office:value-type="string">
            <text:p text:style-name="P33"/>
          </table:table-cell>
          <table:table-cell table:style-name="Tabelle2.g4" office:value-type="string">
            <text:p text:style-name="P33"/>
          </table:table-cell>
          <table:table-cell table:style-name="Tabelle2.h4" office:value-type="string">
            <text:p text:style-name="P33"/>
          </table:table-cell>
          <table:table-cell table:style-name="Tabelle2.i4" office:value-type="string">
            <text:p text:style-name="P33"/>
          </table:table-cell>
          <table:table-cell table:style-name="Tabelle2.j4" office:value-type="string">
            <text:p text:style-name="P33"/>
          </table:table-cell>
          <table:table-cell table:style-name="Tabelle2.k4" office:value-type="string">
            <text:p text:style-name="P33"/>
          </table:table-cell>
          <table:table-cell table:style-name="Tabelle2.l4" office:value-type="string">
            <text:p text:style-name="P33"/>
          </table:table-cell>
          <table:table-cell table:style-name="Tabelle2.m4" office:value-type="string">
            <text:p text:style-name="P33"/>
          </table:table-cell>
          <table:table-cell table:style-name="Tabelle2.n4" office:value-type="string">
            <text:p text:style-name="P33"/>
          </table:table-cell>
          <table:table-cell table:style-name="Tabelle2.o4" office:value-type="string">
            <text:p text:style-name="P33"/>
          </table:table-cell>
        </table:table-row>
        <table:table-row table:style-name="Tabelle2.5">
          <table:table-cell table:style-name="Tabelle2.A1" office:value-type="string">
            <text:p text:style-name="P17"/>
          </table:table-cell>
          <table:table-cell table:style-name="Tabelle2.B5" office:value-type="string">
            <text:p text:style-name="P21">J</text:p>
          </table:table-cell>
          <table:table-cell table:style-name="Tabelle2.C5" office:value-type="string">
            <text:p text:style-name="P21">F</text:p>
          </table:table-cell>
          <table:table-cell table:style-name="Tabelle2.D5" office:value-type="string">
            <text:p text:style-name="P21">M</text:p>
          </table:table-cell>
          <table:table-cell table:style-name="Tabelle2.E5" office:value-type="string">
            <text:p text:style-name="P21">A</text:p>
          </table:table-cell>
          <table:table-cell table:style-name="Tabelle2.F5" office:value-type="string">
            <text:p text:style-name="P21">M</text:p>
          </table:table-cell>
          <table:table-cell table:style-name="Tabelle2.G5" office:value-type="string">
            <text:p text:style-name="P21">J</text:p>
          </table:table-cell>
          <table:table-cell table:style-name="Tabelle2.H5" office:value-type="string">
            <text:p text:style-name="P21">J</text:p>
          </table:table-cell>
          <table:table-cell table:style-name="Tabelle2.I5" office:value-type="string">
            <text:p text:style-name="P21">A</text:p>
          </table:table-cell>
          <table:table-cell table:style-name="Tabelle2.J5" office:value-type="string">
            <text:p text:style-name="P21">S</text:p>
          </table:table-cell>
          <table:table-cell table:style-name="Tabelle2.K5" office:value-type="string">
            <text:p text:style-name="P21">O</text:p>
          </table:table-cell>
          <table:table-cell table:style-name="Tabelle2.L5" office:value-type="string">
            <text:p text:style-name="P21">N</text:p>
          </table:table-cell>
          <table:table-cell table:style-name="Tabelle2.M5" office:value-type="string">
            <text:p text:style-name="P21">D</text:p>
          </table:table-cell>
          <table:table-cell table:style-name="Tabelle2.N5" office:value-type="string">
            <text:p text:style-name="P21"/>
          </table:table-cell>
          <table:table-cell table:style-name="Tabelle2.O5" office:value-type="string">
            <text:p text:style-name="P21"/>
          </table:table-cell>
          <table:table-cell table:style-name="Tabelle2.P5" office:value-type="string">
            <text:p text:style-name="P21">J</text:p>
          </table:table-cell>
          <table:table-cell table:style-name="Tabelle2.Q5" office:value-type="string">
            <text:p text:style-name="P21">F</text:p>
          </table:table-cell>
          <table:table-cell table:style-name="Tabelle2.R5" office:value-type="string">
            <text:p text:style-name="P21">M</text:p>
          </table:table-cell>
          <table:table-cell table:style-name="Tabelle2.S5" office:value-type="string">
            <text:p text:style-name="P21">A</text:p>
          </table:table-cell>
          <table:table-cell table:style-name="Tabelle2.T5" office:value-type="string">
            <text:p text:style-name="P21">M</text:p>
          </table:table-cell>
          <table:table-cell table:style-name="Tabelle2.U5" office:value-type="string">
            <text:p text:style-name="P21">J</text:p>
          </table:table-cell>
          <table:table-cell table:style-name="Tabelle2.V5" office:value-type="string">
            <text:p text:style-name="P21">J</text:p>
          </table:table-cell>
          <table:table-cell table:style-name="Tabelle2.W5" office:value-type="string">
            <text:p text:style-name="P21">A</text:p>
          </table:table-cell>
          <table:table-cell table:style-name="Tabelle2.X5" office:value-type="string">
            <text:p text:style-name="P21">S</text:p>
          </table:table-cell>
          <table:table-cell table:style-name="Tabelle2.Y5" office:value-type="string">
            <text:p text:style-name="P21">O</text:p>
          </table:table-cell>
          <table:table-cell table:style-name="Tabelle2.Z5" office:value-type="string">
            <text:p text:style-name="P21">N</text:p>
          </table:table-cell>
          <table:table-cell table:style-name="Tabelle2.a5" office:value-type="string">
            <text:p text:style-name="P21">D</text:p>
          </table:table-cell>
          <table:table-cell table:style-name="Tabelle2.b5" office:value-type="string">
            <text:p text:style-name="P21"/>
          </table:table-cell>
          <table:table-cell table:style-name="Tabelle2.N1" office:value-type="string">
            <text:p text:style-name="P17"/>
          </table:table-cell>
          <table:table-cell table:style-name="Tabelle2.d5" office:value-type="string">
            <text:p text:style-name="P21">J</text:p>
          </table:table-cell>
          <table:table-cell table:style-name="Tabelle2.e5" office:value-type="string">
            <text:p text:style-name="P21">F</text:p>
          </table:table-cell>
          <table:table-cell table:style-name="Tabelle2.f5" office:value-type="string">
            <text:p text:style-name="P21">M</text:p>
          </table:table-cell>
          <table:table-cell table:style-name="Tabelle2.g5" office:value-type="string">
            <text:p text:style-name="P21">A</text:p>
          </table:table-cell>
          <table:table-cell table:style-name="Tabelle2.h5" office:value-type="string">
            <text:p text:style-name="P21">M</text:p>
          </table:table-cell>
          <table:table-cell table:style-name="Tabelle2.i5" office:value-type="string">
            <text:p text:style-name="P21">J</text:p>
          </table:table-cell>
          <table:table-cell table:style-name="Tabelle2.j5" office:value-type="string">
            <text:p text:style-name="P21">J</text:p>
          </table:table-cell>
          <table:table-cell table:style-name="Tabelle2.k5" office:value-type="string">
            <text:p text:style-name="P21">A</text:p>
          </table:table-cell>
          <table:table-cell table:style-name="Tabelle2.l5" office:value-type="string">
            <text:p text:style-name="P21">S</text:p>
          </table:table-cell>
          <table:table-cell table:style-name="Tabelle2.m5" office:value-type="string">
            <text:p text:style-name="P21">O</text:p>
          </table:table-cell>
          <table:table-cell table:style-name="Tabelle2.n5" office:value-type="string">
            <text:p text:style-name="P21">N</text:p>
          </table:table-cell>
          <table:table-cell table:style-name="Tabelle2.o5" office:value-type="string">
            <text:p text:style-name="P21">D</text:p>
          </table:table-cell>
        </table:table-row>
        <table:table-row table:style-name="Tabelle2.6">
          <table:table-cell table:style-name="Tabelle2.A8" office:value-type="string">
            <text:p text:style-name="P17"><draw:frame draw:style-name="fr1" draw:name="Bild4" text:anchor-type="as-char" svg:width="0.427cm" svg:height="0.464cm" draw:z-index="3"><draw:image xlink:href="Pictures/10000201000001140000012C090E58110525CA99.png" xlink:type="simple" xlink:show="embed" xlink:actuate="onLoad" loext:mime-type="image/png"/></draw:frame></text:p>
          </table:table-cell>
          <table:table-cell table:style-name="Tabelle2.B6" office:value-type="string">
            <text:p text:style-name="P24">◌</text:p>
          </table:table-cell>
          <table:table-cell table:style-name="Tabelle2.C6" office:value-type="string">
            <text:p text:style-name="P24">◌</text:p>
          </table:table-cell>
          <table:table-cell table:style-name="Tabelle2.D6" office:value-type="string">
            <text:p text:style-name="P24">◌</text:p>
          </table:table-cell>
          <table:table-cell table:style-name="Tabelle2.E6" office:value-type="string">
            <text:p text:style-name="P24">◌</text:p>
          </table:table-cell>
          <table:table-cell table:style-name="Tabelle2.F6" office:value-type="string">
            <text:p text:style-name="P24">◌</text:p>
          </table:table-cell>
          <table:table-cell table:style-name="Tabelle2.G6" office:value-type="string">
            <text:p text:style-name="P24">◌</text:p>
          </table:table-cell>
          <table:table-cell table:style-name="Tabelle2.H6" office:value-type="string">
            <text:p text:style-name="P24">◌</text:p>
          </table:table-cell>
          <table:table-cell table:style-name="Tabelle2.I6" office:value-type="string">
            <text:p text:style-name="P24">◌</text:p>
          </table:table-cell>
          <table:table-cell table:style-name="Tabelle2.J6" office:value-type="string">
            <text:p text:style-name="P24">◌</text:p>
          </table:table-cell>
          <table:table-cell table:style-name="Tabelle2.K6" office:value-type="string">
            <text:p text:style-name="P24">◌</text:p>
          </table:table-cell>
          <table:table-cell table:style-name="Tabelle2.L6" office:value-type="string">
            <text:p text:style-name="P24">◌</text:p>
          </table:table-cell>
          <table:table-cell table:style-name="Tabelle2.M6" office:value-type="string">
            <text:p text:style-name="P24">◌</text:p>
          </table:table-cell>
          <table:table-cell table:style-name="Tabelle2.N6" office:value-type="string">
            <text:p text:style-name="P24"/>
          </table:table-cell>
          <table:table-cell table:style-name="Tabelle2.O6" office:value-type="string">
            <text:p text:style-name="P21"><draw:frame draw:style-name="fr1" draw:name="Bild5" text:anchor-type="as-char" svg:width="0.427cm" svg:height="0.464cm" draw:z-index="4"><draw:image xlink:href="Pictures/10000201000001140000012C090E58110525CA99.png" xlink:type="simple" xlink:show="embed" xlink:actuate="onLoad" loext:mime-type="image/png"/></draw:frame></text:p>
          </table:table-cell>
          <table:table-cell table:style-name="Tabelle2.P6" office:value-type="string">
            <text:p text:style-name="P24">◌</text:p>
          </table:table-cell>
          <table:table-cell table:style-name="Tabelle2.Q6" office:value-type="string">
            <text:p text:style-name="P24">◌</text:p>
          </table:table-cell>
          <table:table-cell table:style-name="Tabelle2.R6" office:value-type="string">
            <text:p text:style-name="P24">◌</text:p>
          </table:table-cell>
          <table:table-cell table:style-name="Tabelle2.S6" office:value-type="string">
            <text:p text:style-name="P24">◌</text:p>
          </table:table-cell>
          <table:table-cell table:style-name="Tabelle2.T6" office:value-type="string">
            <text:p text:style-name="P24">◌</text:p>
          </table:table-cell>
          <table:table-cell table:style-name="Tabelle2.U6" office:value-type="string">
            <text:p text:style-name="P24">◌</text:p>
          </table:table-cell>
          <table:table-cell table:style-name="Tabelle2.V6" office:value-type="string">
            <text:p text:style-name="P24">◌</text:p>
          </table:table-cell>
          <table:table-cell table:style-name="Tabelle2.W6" office:value-type="string">
            <text:p text:style-name="P24">◌</text:p>
          </table:table-cell>
          <table:table-cell table:style-name="Tabelle2.X6" office:value-type="string">
            <text:p text:style-name="P24">◌</text:p>
          </table:table-cell>
          <table:table-cell table:style-name="Tabelle2.Y6" office:value-type="string">
            <text:p text:style-name="P24">◌</text:p>
          </table:table-cell>
          <table:table-cell table:style-name="Tabelle2.Z6" office:value-type="string">
            <text:p text:style-name="P24">◌</text:p>
          </table:table-cell>
          <table:table-cell table:style-name="Tabelle2.a6" office:value-type="string">
            <text:p text:style-name="P24">◌</text:p>
          </table:table-cell>
          <table:table-cell table:style-name="Tabelle2.b5" office:value-type="string">
            <text:p text:style-name="P24"/>
          </table:table-cell>
          <table:table-cell table:style-name="Tabelle2.N1" office:value-type="string">
            <text:p text:style-name="P17"><draw:frame draw:style-name="fr1" draw:name="Bild6" text:anchor-type="as-char" svg:width="0.427cm" svg:height="0.464cm" draw:z-index="6"><draw:image xlink:href="Pictures/10000201000001140000012C090E58110525CA99.png" xlink:type="simple" xlink:show="embed" xlink:actuate="onLoad" loext:mime-type="image/png"/></draw:frame></text:p>
          </table:table-cell>
          <table:table-cell table:style-name="Tabelle2.d6" office:value-type="string">
            <text:p text:style-name="P24">◌</text:p>
          </table:table-cell>
          <table:table-cell table:style-name="Tabelle2.e6" office:value-type="string">
            <text:p text:style-name="P24">◌</text:p>
          </table:table-cell>
          <table:table-cell table:style-name="Tabelle2.f6" office:value-type="string">
            <text:p text:style-name="P24">◌</text:p>
          </table:table-cell>
          <table:table-cell table:style-name="Tabelle2.g6" office:value-type="string">
            <text:p text:style-name="P24">◌</text:p>
          </table:table-cell>
          <table:table-cell table:style-name="Tabelle2.h6" office:value-type="string">
            <text:p text:style-name="P24">◌</text:p>
          </table:table-cell>
          <table:table-cell table:style-name="Tabelle2.i6" office:value-type="string">
            <text:p text:style-name="P24">◌</text:p>
          </table:table-cell>
          <table:table-cell table:style-name="Tabelle2.j6" office:value-type="string">
            <text:p text:style-name="P24">◌</text:p>
          </table:table-cell>
          <table:table-cell table:style-name="Tabelle2.k6" office:value-type="string">
            <text:p text:style-name="P24">◌</text:p>
          </table:table-cell>
          <table:table-cell table:style-name="Tabelle2.l6" office:value-type="string">
            <text:p text:style-name="P24">◌</text:p>
          </table:table-cell>
          <table:table-cell table:style-name="Tabelle2.m6" office:value-type="string">
            <text:p text:style-name="P24">◌</text:p>
          </table:table-cell>
          <table:table-cell table:style-name="Tabelle2.n6" office:value-type="string">
            <text:p text:style-name="P24">◌</text:p>
          </table:table-cell>
          <table:table-cell table:style-name="Tabelle2.o6" office:value-type="string">
            <text:p text:style-name="P24">◌</text:p>
          </table:table-cell>
        </table:table-row>
        <table:table-row table:style-name="Tabelle2.7">
          <table:table-cell table:style-name="Tabelle2.A8" office:value-type="string">
            <text:p text:style-name="P17"><draw:frame draw:style-name="fr1" draw:name="Bild16" text:anchor-type="as-char" svg:width="0.427cm" svg:height="0.464cm" draw:z-index="11"><draw:image xlink:href="Pictures/10000201000001140000012C7F7886BDB2DF9CCB.png" xlink:type="simple" xlink:show="embed" xlink:actuate="onLoad" loext:mime-type="image/png"/></draw:frame></text:p>
          </table:table-cell>
          <table:table-cell table:style-name="Tabelle2.B7" office:value-type="string">
            <text:p text:style-name="P24">◌</text:p>
          </table:table-cell>
          <table:table-cell table:style-name="Tabelle2.C7" office:value-type="string">
            <text:p text:style-name="P24">◌</text:p>
          </table:table-cell>
          <table:table-cell table:style-name="Tabelle2.D7" office:value-type="string">
            <text:p text:style-name="P24">◌</text:p>
          </table:table-cell>
          <table:table-cell table:style-name="Tabelle2.E7" office:value-type="string">
            <text:p text:style-name="P24">◌</text:p>
          </table:table-cell>
          <table:table-cell table:style-name="Tabelle2.F7" office:value-type="string">
            <text:p text:style-name="P24">◌</text:p>
          </table:table-cell>
          <table:table-cell table:style-name="Tabelle2.G7" office:value-type="string">
            <text:p text:style-name="P24">◌</text:p>
          </table:table-cell>
          <table:table-cell table:style-name="Tabelle2.H7" office:value-type="string">
            <text:p text:style-name="P24">◌</text:p>
          </table:table-cell>
          <table:table-cell table:style-name="Tabelle2.I7" office:value-type="string">
            <text:p text:style-name="P24">◌</text:p>
          </table:table-cell>
          <table:table-cell table:style-name="Tabelle2.J7" office:value-type="string">
            <text:p text:style-name="P24">◌</text:p>
          </table:table-cell>
          <table:table-cell table:style-name="Tabelle2.K7" office:value-type="string">
            <text:p text:style-name="P24">◌</text:p>
          </table:table-cell>
          <table:table-cell table:style-name="Tabelle2.L7" office:value-type="string">
            <text:p text:style-name="P24">◌</text:p>
          </table:table-cell>
          <table:table-cell table:style-name="Tabelle2.M7" office:value-type="string">
            <text:p text:style-name="P24">◌</text:p>
          </table:table-cell>
          <table:table-cell table:style-name="Tabelle2.N7" office:value-type="string">
            <text:p text:style-name="P24"/>
          </table:table-cell>
          <table:table-cell table:style-name="Tabelle2.O7" office:value-type="string">
            <text:p text:style-name="P21"><draw:frame draw:style-name="fr1" draw:name="Bild17" text:anchor-type="as-char" svg:width="0.427cm" svg:height="0.464cm" draw:z-index="13"><draw:image xlink:href="Pictures/10000201000001140000012C7F7886BDB2DF9CCB.png" xlink:type="simple" xlink:show="embed" xlink:actuate="onLoad" loext:mime-type="image/png"/></draw:frame></text:p>
          </table:table-cell>
          <table:table-cell table:style-name="Tabelle2.P7" office:value-type="string">
            <text:p text:style-name="P24">◌</text:p>
          </table:table-cell>
          <table:table-cell table:style-name="Tabelle2.Q7" office:value-type="string">
            <text:p text:style-name="P24">◌</text:p>
          </table:table-cell>
          <table:table-cell table:style-name="Tabelle2.R7" office:value-type="string">
            <text:p text:style-name="P24">◌</text:p>
          </table:table-cell>
          <table:table-cell table:style-name="Tabelle2.S7" office:value-type="string">
            <text:p text:style-name="P24">◌</text:p>
          </table:table-cell>
          <table:table-cell table:style-name="Tabelle2.T7" office:value-type="string">
            <text:p text:style-name="P24">◌</text:p>
          </table:table-cell>
          <table:table-cell table:style-name="Tabelle2.U7" office:value-type="string">
            <text:p text:style-name="P24">◌</text:p>
          </table:table-cell>
          <table:table-cell table:style-name="Tabelle2.V7" office:value-type="string">
            <text:p text:style-name="P24">◌</text:p>
          </table:table-cell>
          <table:table-cell table:style-name="Tabelle2.W7" office:value-type="string">
            <text:p text:style-name="P24">◌</text:p>
          </table:table-cell>
          <table:table-cell table:style-name="Tabelle2.X7" office:value-type="string">
            <text:p text:style-name="P24">◌</text:p>
          </table:table-cell>
          <table:table-cell table:style-name="Tabelle2.Y7" office:value-type="string">
            <text:p text:style-name="P24">◌</text:p>
          </table:table-cell>
          <table:table-cell table:style-name="Tabelle2.Z7" office:value-type="string">
            <text:p text:style-name="P24">◌</text:p>
          </table:table-cell>
          <table:table-cell table:style-name="Tabelle2.a7" office:value-type="string">
            <text:p text:style-name="P24">◌</text:p>
          </table:table-cell>
          <table:table-cell table:style-name="Tabelle2.b5" office:value-type="string">
            <text:p text:style-name="P24"/>
          </table:table-cell>
          <table:table-cell table:style-name="Tabelle2.N1" office:value-type="string">
            <text:p text:style-name="P17"><draw:frame draw:style-name="fr1" draw:name="Bild18" text:anchor-type="as-char" svg:width="0.427cm" svg:height="0.464cm" draw:z-index="14"><draw:image xlink:href="Pictures/10000201000001140000012C7F7886BDB2DF9CCB.png" xlink:type="simple" xlink:show="embed" xlink:actuate="onLoad" loext:mime-type="image/png"/></draw:frame></text:p>
          </table:table-cell>
          <table:table-cell table:style-name="Tabelle2.d7" office:value-type="string">
            <text:p text:style-name="P24">◌</text:p>
          </table:table-cell>
          <table:table-cell table:style-name="Tabelle2.e7" office:value-type="string">
            <text:p text:style-name="P24">◌</text:p>
          </table:table-cell>
          <table:table-cell table:style-name="Tabelle2.f7" office:value-type="string">
            <text:p text:style-name="P24">◌</text:p>
          </table:table-cell>
          <table:table-cell table:style-name="Tabelle2.g7" office:value-type="string">
            <text:p text:style-name="P24">◌</text:p>
          </table:table-cell>
          <table:table-cell table:style-name="Tabelle2.h7" office:value-type="string">
            <text:p text:style-name="P24">◌</text:p>
          </table:table-cell>
          <table:table-cell table:style-name="Tabelle2.i7" office:value-type="string">
            <text:p text:style-name="P24">◌</text:p>
          </table:table-cell>
          <table:table-cell table:style-name="Tabelle2.j7" office:value-type="string">
            <text:p text:style-name="P24">◌</text:p>
          </table:table-cell>
          <table:table-cell table:style-name="Tabelle2.k7" office:value-type="string">
            <text:p text:style-name="P24">◌</text:p>
          </table:table-cell>
          <table:table-cell table:style-name="Tabelle2.l7" office:value-type="string">
            <text:p text:style-name="P24">◌</text:p>
          </table:table-cell>
          <table:table-cell table:style-name="Tabelle2.m7" office:value-type="string">
            <text:p text:style-name="P24">◌</text:p>
          </table:table-cell>
          <table:table-cell table:style-name="Tabelle2.n7" office:value-type="string">
            <text:p text:style-name="P24">◌</text:p>
          </table:table-cell>
          <table:table-cell table:style-name="Tabelle2.o7" office:value-type="string">
            <text:p text:style-name="P24">◌</text:p>
          </table:table-cell>
        </table:table-row>
        <table:table-row table:style-name="Tabelle2.8">
          <table:table-cell table:style-name="Tabelle2.A8" office:value-type="string">
            <text:p text:style-name="P17"><draw:frame draw:style-name="fr1" draw:name="Bild19" text:anchor-type="as-char" svg:width="0.427cm" svg:height="0.464cm" draw:z-index="15"><draw:image xlink:href="Pictures/10000201000001140000012C78965723E11E800C.png" xlink:type="simple" xlink:show="embed" xlink:actuate="onLoad" loext:mime-type="image/png"/></draw:frame></text:p>
          </table:table-cell>
          <table:table-cell table:style-name="Tabelle2.B8" office:value-type="string">
            <text:p text:style-name="P24">◌</text:p>
          </table:table-cell>
          <table:table-cell table:style-name="Tabelle2.C8" office:value-type="string">
            <text:p text:style-name="P24">◌</text:p>
          </table:table-cell>
          <table:table-cell table:style-name="Tabelle2.D8" office:value-type="string">
            <text:p text:style-name="P24">◌</text:p>
          </table:table-cell>
          <table:table-cell table:style-name="Tabelle2.E8" office:value-type="string">
            <text:p text:style-name="P24">◌</text:p>
          </table:table-cell>
          <table:table-cell table:style-name="Tabelle2.F8" office:value-type="string">
            <text:p text:style-name="P24">◌</text:p>
          </table:table-cell>
          <table:table-cell table:style-name="Tabelle2.G8" office:value-type="string">
            <text:p text:style-name="P24">◌</text:p>
          </table:table-cell>
          <table:table-cell table:style-name="Tabelle2.H8" office:value-type="string">
            <text:p text:style-name="P24">◌</text:p>
          </table:table-cell>
          <table:table-cell table:style-name="Tabelle2.I8" office:value-type="string">
            <text:p text:style-name="P24">◌</text:p>
          </table:table-cell>
          <table:table-cell table:style-name="Tabelle2.J8" office:value-type="string">
            <text:p text:style-name="P24">◌</text:p>
          </table:table-cell>
          <table:table-cell table:style-name="Tabelle2.K8" office:value-type="string">
            <text:p text:style-name="P24">◌</text:p>
          </table:table-cell>
          <table:table-cell table:style-name="Tabelle2.L8" office:value-type="string">
            <text:p text:style-name="P24">◌</text:p>
          </table:table-cell>
          <table:table-cell table:style-name="Tabelle2.M8" office:value-type="string">
            <text:p text:style-name="P24">◌</text:p>
          </table:table-cell>
          <table:table-cell table:style-name="Tabelle2.N8" office:value-type="string">
            <text:p text:style-name="P24"/>
          </table:table-cell>
          <table:table-cell table:style-name="Tabelle2.O8" office:value-type="string">
            <text:p text:style-name="P21"><draw:frame draw:style-name="fr1" draw:name="Bild20" text:anchor-type="as-char" svg:width="0.427cm" svg:height="0.464cm" draw:z-index="16"><draw:image xlink:href="Pictures/10000201000001140000012C78965723E11E800C.png" xlink:type="simple" xlink:show="embed" xlink:actuate="onLoad" loext:mime-type="image/png"/></draw:frame></text:p>
          </table:table-cell>
          <table:table-cell table:style-name="Tabelle2.P8" office:value-type="string">
            <text:p text:style-name="P24">◌</text:p>
          </table:table-cell>
          <table:table-cell table:style-name="Tabelle2.Q8" office:value-type="string">
            <text:p text:style-name="P24">◌</text:p>
          </table:table-cell>
          <table:table-cell table:style-name="Tabelle2.R8" office:value-type="string">
            <text:p text:style-name="P24">◌</text:p>
          </table:table-cell>
          <table:table-cell table:style-name="Tabelle2.S8" office:value-type="string">
            <text:p text:style-name="P24">◌</text:p>
          </table:table-cell>
          <table:table-cell table:style-name="Tabelle2.T8" office:value-type="string">
            <text:p text:style-name="P24">◌</text:p>
          </table:table-cell>
          <table:table-cell table:style-name="Tabelle2.U8" office:value-type="string">
            <text:p text:style-name="P24">◌</text:p>
          </table:table-cell>
          <table:table-cell table:style-name="Tabelle2.V8" office:value-type="string">
            <text:p text:style-name="P24">◌</text:p>
          </table:table-cell>
          <table:table-cell table:style-name="Tabelle2.W8" office:value-type="string">
            <text:p text:style-name="P24">◌</text:p>
          </table:table-cell>
          <table:table-cell table:style-name="Tabelle2.X8" office:value-type="string">
            <text:p text:style-name="P24">◌</text:p>
          </table:table-cell>
          <table:table-cell table:style-name="Tabelle2.Y8" office:value-type="string">
            <text:p text:style-name="P24">◌</text:p>
          </table:table-cell>
          <table:table-cell table:style-name="Tabelle2.Z8" office:value-type="string">
            <text:p text:style-name="P24">◌</text:p>
          </table:table-cell>
          <table:table-cell table:style-name="Tabelle2.a8" office:value-type="string">
            <text:p text:style-name="P24">◌</text:p>
          </table:table-cell>
          <table:table-cell table:style-name="Tabelle2.b5" office:value-type="string">
            <text:p text:style-name="P24"/>
          </table:table-cell>
          <table:table-cell table:style-name="Tabelle2.N1" office:value-type="string">
            <text:p text:style-name="P17"><draw:frame draw:style-name="fr1" draw:name="Bild21" text:anchor-type="as-char" svg:width="0.427cm" svg:height="0.464cm" draw:z-index="17"><draw:image xlink:href="Pictures/10000201000001140000012C78965723E11E800C.png" xlink:type="simple" xlink:show="embed" xlink:actuate="onLoad" loext:mime-type="image/png"/></draw:frame></text:p>
          </table:table-cell>
          <table:table-cell table:style-name="Tabelle2.d8" office:value-type="string">
            <text:p text:style-name="P24">◌</text:p>
          </table:table-cell>
          <table:table-cell table:style-name="Tabelle2.e8" office:value-type="string">
            <text:p text:style-name="P24">◌</text:p>
          </table:table-cell>
          <table:table-cell table:style-name="Tabelle2.f8" office:value-type="string">
            <text:p text:style-name="P24">◌</text:p>
          </table:table-cell>
          <table:table-cell table:style-name="Tabelle2.g8" office:value-type="string">
            <text:p text:style-name="P24">◌</text:p>
          </table:table-cell>
          <table:table-cell table:style-name="Tabelle2.h8" office:value-type="string">
            <text:p text:style-name="P24">◌</text:p>
          </table:table-cell>
          <table:table-cell table:style-name="Tabelle2.i8" office:value-type="string">
            <text:p text:style-name="P24">◌</text:p>
          </table:table-cell>
          <table:table-cell table:style-name="Tabelle2.j8" office:value-type="string">
            <text:p text:style-name="P24">◌</text:p>
          </table:table-cell>
          <table:table-cell table:style-name="Tabelle2.k8" office:value-type="string">
            <text:p text:style-name="P24">◌</text:p>
          </table:table-cell>
          <table:table-cell table:style-name="Tabelle2.l8" office:value-type="string">
            <text:p text:style-name="P24">◌</text:p>
          </table:table-cell>
          <table:table-cell table:style-name="Tabelle2.m8" office:value-type="string">
            <text:p text:style-name="P24">◌</text:p>
          </table:table-cell>
          <table:table-cell table:style-name="Tabelle2.n8" office:value-type="string">
            <text:p text:style-name="P24">◌</text:p>
          </table:table-cell>
          <table:table-cell table:style-name="Tabelle2.o8" office:value-type="string">
            <text:p text:style-name="P24">◌</text:p>
          </table:table-cell>
        </table:table-row>
      </table:table>
      <text:p text:style-name="P10"/>
      <table:table table:name="Tabelle3" table:style-name="Tabelle3">
        <table:table-column table:style-name="Tabelle3.A"/>
        <table:table-column table:style-name="Tabelle3.B" table:number-columns-repeated="2"/>
        <table:table-column table:style-name="Tabelle3.D" table:number-columns-repeated="2"/>
        <table:table-column table:style-name="Tabelle3.B"/>
        <table:table-column table:style-name="Tabelle3.D" table:number-columns-repeated="2"/>
        <table:table-column table:style-name="Tabelle3.B"/>
        <table:table-column table:style-name="Tabelle3.D" table:number-columns-repeated="2"/>
        <table:table-column table:style-name="Tabelle3.B"/>
        <table:table-column table:style-name="Tabelle3.D"/>
        <table:table-column table:style-name="Tabelle3.B"/>
        <table:table-column table:style-name="Tabelle3.D" table:number-columns-repeated="2"/>
        <table:table-column table:style-name="Tabelle3.B"/>
        <table:table-column table:style-name="Tabelle3.D" table:number-columns-repeated="2"/>
        <table:table-column table:style-name="Tabelle3.B"/>
        <table:table-column table:style-name="Tabelle3.D" table:number-columns-repeated="2"/>
        <table:table-column table:style-name="Tabelle3.B"/>
        <table:table-column table:style-name="Tabelle3.D" table:number-columns-repeated="2"/>
        <table:table-column table:style-name="Tabelle3.B"/>
        <table:table-column table:style-name="Tabelle3.D"/>
        <table:table-column table:style-name="Tabelle3.B"/>
        <table:table-column table:style-name="Tabelle3.D" table:number-columns-repeated="2"/>
        <table:table-column table:style-name="Tabelle3.B"/>
        <table:table-column table:style-name="Tabelle3.D" table:number-columns-repeated="2"/>
        <table:table-column table:style-name="Tabelle3.B"/>
        <table:table-column table:style-name="Tabelle3.D" table:number-columns-repeated="2"/>
        <table:table-column table:style-name="Tabelle3.B"/>
        <table:table-column table:style-name="Tabelle3.D" table:number-columns-repeated="2"/>
        <table:table-column table:style-name="Tabelle3.B"/>
        <table:table-column table:style-name="Tabelle3.o"/>
        <table:table-row table:style-name="Tabelle3.1">
          <table:table-cell table:style-name="Tabelle3.A1" office:value-type="string">
            <text:p text:style-name="P27"/>
          </table:table-cell>
          <table:table-cell table:style-name="Tabelle3.B1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N1" office:value-type="string">
            <text:p text:style-name="P7"/>
          </table:table-cell>
          <table:table-cell table:style-name="Tabelle3.O1" office:value-type="string">
            <text:p text:style-name="P7"/>
          </table:table-cell>
          <table:table-cell table:style-name="Tabelle3.B1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b1" office:value-type="string">
            <text:p text:style-name="P7"/>
          </table:table-cell>
          <table:table-cell table:style-name="Tabelle3.c1" office:value-type="string">
            <text:p text:style-name="P7"/>
          </table:table-cell>
          <table:table-cell table:style-name="Tabelle3.B1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27"/>
          </table:table-cell>
          <table:table-cell table:style-name="Tabelle3.B1" table:number-columns-spanned="12" office:value-type="string">
            <text:p text:style-name="P11"><text:span text:style-name="T15">Tas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N2" office:value-type="string">
            <text:p text:style-name="P7"/>
          </table:table-cell>
          <table:table-cell table:style-name="Tabelle3.O2" office:value-type="string">
            <text:p text:style-name="P7"/>
          </table:table-cell>
          <table:table-cell table:style-name="Tabelle3.B1" table:number-columns-spanned="12" office:value-type="string">
            <text:p text:style-name="P11"><text:span text:style-name="T15">Tas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b2" office:value-type="string">
            <text:p text:style-name="P7"/>
          </table:table-cell>
          <table:table-cell table:style-name="Tabelle3.c2" office:value-type="string">
            <text:p text:style-name="P7"/>
          </table:table-cell>
          <table:table-cell table:style-name="Tabelle3.B1" table:number-columns-spanned="12" office:value-type="string">
            <text:p text:style-name="P11"><text:span text:style-name="T15">Tas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16"/>
          </table:table-cell>
          <table:table-cell table:style-name="Tabelle3.B3" table:number-columns-spanned="12" office:value-type="string">
            <text:p text:style-name="P36"><text:span text:style-name="T9">Every</text:span><text:span text:style-name="T8">: </text:span><text:span text:style-name="T10"><text:s text:c="5"/></text:span><text:span text:style-name="T8"><text:s/></text:span><text:span text:style-name="T11">□</text:span><text:span text:style-name="T8"> </text:span><text:span text:style-name="T9">Weeks</text:span><text:span text:style-name="T8"> / </text:span><text:span text:style-name="T11">□</text:span><text:span text:style-name="T8"> </text:span><text:span text:style-name="T9">Mont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N3" office:value-type="string">
            <text:p text:style-name="P20"/>
          </table:table-cell>
          <table:table-cell table:style-name="Tabelle3.O3" office:value-type="string">
            <text:p text:style-name="P20"/>
          </table:table-cell>
          <table:table-cell table:style-name="Tabelle3.P3" table:number-columns-spanned="12" office:value-type="string">
            <text:p text:style-name="P36"><text:span text:style-name="T9">Every</text:span><text:span text:style-name="T8">: </text:span><text:span text:style-name="T10"><text:s text:c="5"/></text:span><text:span text:style-name="T8"><text:s/></text:span><text:span text:style-name="T11">□</text:span><text:span text:style-name="T8"> </text:span><text:span text:style-name="T9">Weeks</text:span><text:span text:style-name="T8"> / </text:span><text:span text:style-name="T11">□</text:span><text:span text:style-name="T8"> </text:span><text:span text:style-name="T9">Mont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b3" office:value-type="string">
            <text:p text:style-name="P20"/>
          </table:table-cell>
          <table:table-cell table:style-name="Tabelle3.c3" office:value-type="string">
            <text:p text:style-name="P20"/>
          </table:table-cell>
          <table:table-cell table:style-name="Tabelle3.d3" table:number-columns-spanned="12" office:value-type="string">
            <text:p text:style-name="P36"><text:span text:style-name="T9">Every</text:span><text:span text:style-name="T8">: </text:span><text:span text:style-name="T10"><text:s text:c="5"/></text:span><text:span text:style-name="T8"><text:s/></text:span><text:span text:style-name="T11">□</text:span><text:span text:style-name="T8"> </text:span><text:span text:style-name="T9">Weeks</text:span><text:span text:style-name="T8"> / </text:span><text:span text:style-name="T11">□</text:span><text:span text:style-name="T8"> </text:span><text:span text:style-name="T9">Mont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4">
          <table:table-cell table:style-name="Tabelle3.A1" office:value-type="string">
            <text:p text:style-name="P31"/>
          </table:table-cell>
          <table:table-cell table:style-name="Tabelle3.B4" office:value-type="string">
            <text:p text:style-name="P34"/>
          </table:table-cell>
          <table:table-cell table:style-name="Tabelle3.C4" office:value-type="string">
            <text:p text:style-name="P34"/>
          </table:table-cell>
          <table:table-cell table:style-name="Tabelle3.D4" office:value-type="string">
            <text:p text:style-name="P34"/>
          </table:table-cell>
          <table:table-cell table:style-name="Tabelle3.E4" office:value-type="string">
            <text:p text:style-name="P34"/>
          </table:table-cell>
          <table:table-cell table:style-name="Tabelle3.F4" office:value-type="string">
            <text:p text:style-name="P34"/>
          </table:table-cell>
          <table:table-cell table:style-name="Tabelle3.G4" office:value-type="string">
            <text:p text:style-name="P34"/>
          </table:table-cell>
          <table:table-cell table:style-name="Tabelle3.H4" office:value-type="string">
            <text:p text:style-name="P34"/>
          </table:table-cell>
          <table:table-cell table:style-name="Tabelle3.I4" office:value-type="string">
            <text:p text:style-name="P34"/>
          </table:table-cell>
          <table:table-cell table:style-name="Tabelle3.J4" office:value-type="string">
            <text:p text:style-name="P34"/>
          </table:table-cell>
          <table:table-cell table:style-name="Tabelle3.K4" office:value-type="string">
            <text:p text:style-name="P34"/>
          </table:table-cell>
          <table:table-cell table:style-name="Tabelle3.L4" office:value-type="string">
            <text:p text:style-name="P34"/>
          </table:table-cell>
          <table:table-cell table:style-name="Tabelle3.M4" office:value-type="string">
            <text:p text:style-name="P34"/>
          </table:table-cell>
          <table:table-cell table:style-name="Tabelle3.N4" office:value-type="string">
            <text:p text:style-name="P34"/>
          </table:table-cell>
          <table:table-cell table:style-name="Tabelle3.O4" office:value-type="string">
            <text:p text:style-name="P34"/>
          </table:table-cell>
          <table:table-cell table:style-name="Tabelle3.P4" office:value-type="string">
            <text:p text:style-name="P34"/>
          </table:table-cell>
          <table:table-cell table:style-name="Tabelle3.Q4" office:value-type="string">
            <text:p text:style-name="P34"/>
          </table:table-cell>
          <table:table-cell table:style-name="Tabelle3.R4" office:value-type="string">
            <text:p text:style-name="P34"/>
          </table:table-cell>
          <table:table-cell table:style-name="Tabelle3.S4" office:value-type="string">
            <text:p text:style-name="P34"/>
          </table:table-cell>
          <table:table-cell table:style-name="Tabelle3.T4" office:value-type="string">
            <text:p text:style-name="P34"/>
          </table:table-cell>
          <table:table-cell table:style-name="Tabelle3.U4" office:value-type="string">
            <text:p text:style-name="P34"/>
          </table:table-cell>
          <table:table-cell table:style-name="Tabelle3.V4" office:value-type="string">
            <text:p text:style-name="P34"/>
          </table:table-cell>
          <table:table-cell table:style-name="Tabelle3.W4" office:value-type="string">
            <text:p text:style-name="P34"/>
          </table:table-cell>
          <table:table-cell table:style-name="Tabelle3.X4" office:value-type="string">
            <text:p text:style-name="P34"/>
          </table:table-cell>
          <table:table-cell table:style-name="Tabelle3.Y4" office:value-type="string">
            <text:p text:style-name="P34"/>
          </table:table-cell>
          <table:table-cell table:style-name="Tabelle3.Z4" office:value-type="string">
            <text:p text:style-name="P34"/>
          </table:table-cell>
          <table:table-cell table:style-name="Tabelle3.a4" office:value-type="string">
            <text:p text:style-name="P34"/>
          </table:table-cell>
          <table:table-cell table:style-name="Tabelle3.b4" office:value-type="string">
            <text:p text:style-name="P34"/>
          </table:table-cell>
          <table:table-cell table:style-name="Tabelle3.c4" office:value-type="string">
            <text:p text:style-name="P34"/>
          </table:table-cell>
          <table:table-cell table:style-name="Tabelle3.d4" office:value-type="string">
            <text:p text:style-name="P34"/>
          </table:table-cell>
          <table:table-cell table:style-name="Tabelle3.e4" office:value-type="string">
            <text:p text:style-name="P34"/>
          </table:table-cell>
          <table:table-cell table:style-name="Tabelle3.f4" office:value-type="string">
            <text:p text:style-name="P34"/>
          </table:table-cell>
          <table:table-cell table:style-name="Tabelle3.g4" office:value-type="string">
            <text:p text:style-name="P34"/>
          </table:table-cell>
          <table:table-cell table:style-name="Tabelle3.h4" office:value-type="string">
            <text:p text:style-name="P34"/>
          </table:table-cell>
          <table:table-cell table:style-name="Tabelle3.i4" office:value-type="string">
            <text:p text:style-name="P34"/>
          </table:table-cell>
          <table:table-cell table:style-name="Tabelle3.j4" office:value-type="string">
            <text:p text:style-name="P34"/>
          </table:table-cell>
          <table:table-cell table:style-name="Tabelle3.k4" office:value-type="string">
            <text:p text:style-name="P34"/>
          </table:table-cell>
          <table:table-cell table:style-name="Tabelle3.l4" office:value-type="string">
            <text:p text:style-name="P34"/>
          </table:table-cell>
          <table:table-cell table:style-name="Tabelle3.m4" office:value-type="string">
            <text:p text:style-name="P34"/>
          </table:table-cell>
          <table:table-cell table:style-name="Tabelle3.n4" office:value-type="string">
            <text:p text:style-name="P34"/>
          </table:table-cell>
          <table:table-cell table:style-name="Tabelle3.o4" office:value-type="string">
            <text:p text:style-name="P34"/>
          </table:table-cell>
        </table:table-row>
        <table:table-row table:style-name="Tabelle3.5">
          <table:table-cell table:style-name="Tabelle3.A1" office:value-type="string">
            <text:p text:style-name="P16"/>
          </table:table-cell>
          <table:table-cell table:style-name="Tabelle3.B5" office:value-type="string">
            <text:p text:style-name="P20">J</text:p>
          </table:table-cell>
          <table:table-cell table:style-name="Tabelle3.C5" office:value-type="string">
            <text:p text:style-name="P20">F</text:p>
          </table:table-cell>
          <table:table-cell table:style-name="Tabelle3.D5" office:value-type="string">
            <text:p text:style-name="P20">M</text:p>
          </table:table-cell>
          <table:table-cell table:style-name="Tabelle3.E5" office:value-type="string">
            <text:p text:style-name="P20">A</text:p>
          </table:table-cell>
          <table:table-cell table:style-name="Tabelle3.F5" office:value-type="string">
            <text:p text:style-name="P20">M</text:p>
          </table:table-cell>
          <table:table-cell table:style-name="Tabelle3.G5" office:value-type="string">
            <text:p text:style-name="P20">J</text:p>
          </table:table-cell>
          <table:table-cell table:style-name="Tabelle3.H5" office:value-type="string">
            <text:p text:style-name="P20">J</text:p>
          </table:table-cell>
          <table:table-cell table:style-name="Tabelle3.I5" office:value-type="string">
            <text:p text:style-name="P20">A</text:p>
          </table:table-cell>
          <table:table-cell table:style-name="Tabelle3.J5" office:value-type="string">
            <text:p text:style-name="P20">S</text:p>
          </table:table-cell>
          <table:table-cell table:style-name="Tabelle3.K5" office:value-type="string">
            <text:p text:style-name="P20">O</text:p>
          </table:table-cell>
          <table:table-cell table:style-name="Tabelle3.L5" office:value-type="string">
            <text:p text:style-name="P20">N</text:p>
          </table:table-cell>
          <table:table-cell table:style-name="Tabelle3.M5" office:value-type="string">
            <text:p text:style-name="P20">D</text:p>
          </table:table-cell>
          <table:table-cell table:style-name="Tabelle3.N5" office:value-type="string">
            <text:p text:style-name="P20"/>
          </table:table-cell>
          <table:table-cell table:style-name="Tabelle3.O5" office:value-type="string">
            <text:p text:style-name="P20"/>
          </table:table-cell>
          <table:table-cell table:style-name="Tabelle3.P5" office:value-type="string">
            <text:p text:style-name="P20">J</text:p>
          </table:table-cell>
          <table:table-cell table:style-name="Tabelle3.Q5" office:value-type="string">
            <text:p text:style-name="P20">F</text:p>
          </table:table-cell>
          <table:table-cell table:style-name="Tabelle3.R5" office:value-type="string">
            <text:p text:style-name="P20">M</text:p>
          </table:table-cell>
          <table:table-cell table:style-name="Tabelle3.S5" office:value-type="string">
            <text:p text:style-name="P20">A</text:p>
          </table:table-cell>
          <table:table-cell table:style-name="Tabelle3.T5" office:value-type="string">
            <text:p text:style-name="P20">M</text:p>
          </table:table-cell>
          <table:table-cell table:style-name="Tabelle3.U5" office:value-type="string">
            <text:p text:style-name="P20">J</text:p>
          </table:table-cell>
          <table:table-cell table:style-name="Tabelle3.V5" office:value-type="string">
            <text:p text:style-name="P20">J</text:p>
          </table:table-cell>
          <table:table-cell table:style-name="Tabelle3.W5" office:value-type="string">
            <text:p text:style-name="P20">A</text:p>
          </table:table-cell>
          <table:table-cell table:style-name="Tabelle3.X5" office:value-type="string">
            <text:p text:style-name="P20">S</text:p>
          </table:table-cell>
          <table:table-cell table:style-name="Tabelle3.Y5" office:value-type="string">
            <text:p text:style-name="P20">O</text:p>
          </table:table-cell>
          <table:table-cell table:style-name="Tabelle3.Z5" office:value-type="string">
            <text:p text:style-name="P20">N</text:p>
          </table:table-cell>
          <table:table-cell table:style-name="Tabelle3.a5" office:value-type="string">
            <text:p text:style-name="P20">D</text:p>
          </table:table-cell>
          <table:table-cell table:style-name="Tabelle3.b5" office:value-type="string">
            <text:p text:style-name="P20"/>
          </table:table-cell>
          <table:table-cell table:style-name="Tabelle3.c5" office:value-type="string">
            <text:p text:style-name="P16"/>
          </table:table-cell>
          <table:table-cell table:style-name="Tabelle3.d5" office:value-type="string">
            <text:p text:style-name="P20">J</text:p>
          </table:table-cell>
          <table:table-cell table:style-name="Tabelle3.e5" office:value-type="string">
            <text:p text:style-name="P20">F</text:p>
          </table:table-cell>
          <table:table-cell table:style-name="Tabelle3.f5" office:value-type="string">
            <text:p text:style-name="P20">M</text:p>
          </table:table-cell>
          <table:table-cell table:style-name="Tabelle3.g5" office:value-type="string">
            <text:p text:style-name="P20">A</text:p>
          </table:table-cell>
          <table:table-cell table:style-name="Tabelle3.h5" office:value-type="string">
            <text:p text:style-name="P20">M</text:p>
          </table:table-cell>
          <table:table-cell table:style-name="Tabelle3.i5" office:value-type="string">
            <text:p text:style-name="P20">J</text:p>
          </table:table-cell>
          <table:table-cell table:style-name="Tabelle3.j5" office:value-type="string">
            <text:p text:style-name="P20">J</text:p>
          </table:table-cell>
          <table:table-cell table:style-name="Tabelle3.k5" office:value-type="string">
            <text:p text:style-name="P20">A</text:p>
          </table:table-cell>
          <table:table-cell table:style-name="Tabelle3.l5" office:value-type="string">
            <text:p text:style-name="P20">S</text:p>
          </table:table-cell>
          <table:table-cell table:style-name="Tabelle3.m5" office:value-type="string">
            <text:p text:style-name="P20">O</text:p>
          </table:table-cell>
          <table:table-cell table:style-name="Tabelle3.n5" office:value-type="string">
            <text:p text:style-name="P20">N</text:p>
          </table:table-cell>
          <table:table-cell table:style-name="Tabelle3.o5" office:value-type="string">
            <text:p text:style-name="P20">D</text:p>
          </table:table-cell>
        </table:table-row>
        <table:table-row table:style-name="Tabelle3.5">
          <table:table-cell table:style-name="Tabelle3.A8" office:value-type="string">
            <text:p text:style-name="P16"><draw:frame draw:style-name="fr1" draw:name="Bild7" text:anchor-type="as-char" svg:width="0.427cm" svg:height="0.464cm" draw:z-index="18"><draw:image xlink:href="Pictures/10000201000001140000012C090E58110525CA99.png" xlink:type="simple" xlink:show="embed" xlink:actuate="onLoad" loext:mime-type="image/png"/></draw:frame></text:p>
          </table:table-cell>
          <table:table-cell table:style-name="Tabelle3.B6" office:value-type="string">
            <text:p text:style-name="P23">◌</text:p>
          </table:table-cell>
          <table:table-cell table:style-name="Tabelle3.C6" office:value-type="string">
            <text:p text:style-name="P23">◌</text:p>
          </table:table-cell>
          <table:table-cell table:style-name="Tabelle3.D6" office:value-type="string">
            <text:p text:style-name="P23">◌</text:p>
          </table:table-cell>
          <table:table-cell table:style-name="Tabelle3.E6" office:value-type="string">
            <text:p text:style-name="P23">◌</text:p>
          </table:table-cell>
          <table:table-cell table:style-name="Tabelle3.F6" office:value-type="string">
            <text:p text:style-name="P23">◌</text:p>
          </table:table-cell>
          <table:table-cell table:style-name="Tabelle3.G6" office:value-type="string">
            <text:p text:style-name="P23">◌</text:p>
          </table:table-cell>
          <table:table-cell table:style-name="Tabelle3.H6" office:value-type="string">
            <text:p text:style-name="P23">◌</text:p>
          </table:table-cell>
          <table:table-cell table:style-name="Tabelle3.I6" office:value-type="string">
            <text:p text:style-name="P23">◌</text:p>
          </table:table-cell>
          <table:table-cell table:style-name="Tabelle3.J6" office:value-type="string">
            <text:p text:style-name="P23">◌</text:p>
          </table:table-cell>
          <table:table-cell table:style-name="Tabelle3.K6" office:value-type="string">
            <text:p text:style-name="P23">◌</text:p>
          </table:table-cell>
          <table:table-cell table:style-name="Tabelle3.L6" office:value-type="string">
            <text:p text:style-name="P23">◌</text:p>
          </table:table-cell>
          <table:table-cell table:style-name="Tabelle3.M6" office:value-type="string">
            <text:p text:style-name="P23">◌</text:p>
          </table:table-cell>
          <table:table-cell table:style-name="Tabelle3.N6" office:value-type="string">
            <text:p text:style-name="P23"/>
          </table:table-cell>
          <table:table-cell table:style-name="Tabelle3.O6" office:value-type="string">
            <text:p text:style-name="P20"><draw:frame draw:style-name="fr1" draw:name="Bild8" text:anchor-type="as-char" svg:width="0.427cm" svg:height="0.464cm" draw:z-index="19"><draw:image xlink:href="Pictures/10000201000001140000012C090E58110525CA99.png" xlink:type="simple" xlink:show="embed" xlink:actuate="onLoad" loext:mime-type="image/png"/></draw:frame></text:p>
          </table:table-cell>
          <table:table-cell table:style-name="Tabelle3.P6" office:value-type="string">
            <text:p text:style-name="P23">◌</text:p>
          </table:table-cell>
          <table:table-cell table:style-name="Tabelle3.Q6" office:value-type="string">
            <text:p text:style-name="P23">◌</text:p>
          </table:table-cell>
          <table:table-cell table:style-name="Tabelle3.R6" office:value-type="string">
            <text:p text:style-name="P23">◌</text:p>
          </table:table-cell>
          <table:table-cell table:style-name="Tabelle3.S6" office:value-type="string">
            <text:p text:style-name="P23">◌</text:p>
          </table:table-cell>
          <table:table-cell table:style-name="Tabelle3.T6" office:value-type="string">
            <text:p text:style-name="P23">◌</text:p>
          </table:table-cell>
          <table:table-cell table:style-name="Tabelle3.U6" office:value-type="string">
            <text:p text:style-name="P23">◌</text:p>
          </table:table-cell>
          <table:table-cell table:style-name="Tabelle3.V6" office:value-type="string">
            <text:p text:style-name="P23">◌</text:p>
          </table:table-cell>
          <table:table-cell table:style-name="Tabelle3.W6" office:value-type="string">
            <text:p text:style-name="P23">◌</text:p>
          </table:table-cell>
          <table:table-cell table:style-name="Tabelle3.X6" office:value-type="string">
            <text:p text:style-name="P23">◌</text:p>
          </table:table-cell>
          <table:table-cell table:style-name="Tabelle3.Y6" office:value-type="string">
            <text:p text:style-name="P23">◌</text:p>
          </table:table-cell>
          <table:table-cell table:style-name="Tabelle3.Z6" office:value-type="string">
            <text:p text:style-name="P23">◌</text:p>
          </table:table-cell>
          <table:table-cell table:style-name="Tabelle3.a6" office:value-type="string">
            <text:p text:style-name="P23">◌</text:p>
          </table:table-cell>
          <table:table-cell table:style-name="Tabelle3.b5" office:value-type="string">
            <text:p text:style-name="P23"/>
          </table:table-cell>
          <table:table-cell table:style-name="Tabelle3.c5" office:value-type="string">
            <text:p text:style-name="P16"><draw:frame draw:style-name="fr1" draw:name="Bild9" text:anchor-type="as-char" svg:width="0.427cm" svg:height="0.464cm" draw:z-index="20"><draw:image xlink:href="Pictures/10000201000001140000012C090E58110525CA99.png" xlink:type="simple" xlink:show="embed" xlink:actuate="onLoad" loext:mime-type="image/png"/></draw:frame></text:p>
          </table:table-cell>
          <table:table-cell table:style-name="Tabelle3.d6" office:value-type="string">
            <text:p text:style-name="P23">◌</text:p>
          </table:table-cell>
          <table:table-cell table:style-name="Tabelle3.e6" office:value-type="string">
            <text:p text:style-name="P23">◌</text:p>
          </table:table-cell>
          <table:table-cell table:style-name="Tabelle3.f6" office:value-type="string">
            <text:p text:style-name="P23">◌</text:p>
          </table:table-cell>
          <table:table-cell table:style-name="Tabelle3.g6" office:value-type="string">
            <text:p text:style-name="P23">◌</text:p>
          </table:table-cell>
          <table:table-cell table:style-name="Tabelle3.h6" office:value-type="string">
            <text:p text:style-name="P23">◌</text:p>
          </table:table-cell>
          <table:table-cell table:style-name="Tabelle3.i6" office:value-type="string">
            <text:p text:style-name="P23">◌</text:p>
          </table:table-cell>
          <table:table-cell table:style-name="Tabelle3.j6" office:value-type="string">
            <text:p text:style-name="P23">◌</text:p>
          </table:table-cell>
          <table:table-cell table:style-name="Tabelle3.k6" office:value-type="string">
            <text:p text:style-name="P23">◌</text:p>
          </table:table-cell>
          <table:table-cell table:style-name="Tabelle3.l6" office:value-type="string">
            <text:p text:style-name="P23">◌</text:p>
          </table:table-cell>
          <table:table-cell table:style-name="Tabelle3.m6" office:value-type="string">
            <text:p text:style-name="P23">◌</text:p>
          </table:table-cell>
          <table:table-cell table:style-name="Tabelle3.n6" office:value-type="string">
            <text:p text:style-name="P23">◌</text:p>
          </table:table-cell>
          <table:table-cell table:style-name="Tabelle3.o6" office:value-type="string">
            <text:p text:style-name="P23">◌</text:p>
          </table:table-cell>
        </table:table-row>
        <table:table-row table:style-name="Tabelle3.5">
          <table:table-cell table:style-name="Tabelle3.A8" office:value-type="string">
            <text:p text:style-name="P16"><draw:frame draw:style-name="fr1" draw:name="Bild22" text:anchor-type="as-char" svg:width="0.427cm" svg:height="0.464cm" draw:z-index="21"><draw:image xlink:href="Pictures/10000201000001140000012C7F7886BDB2DF9CCB.png" xlink:type="simple" xlink:show="embed" xlink:actuate="onLoad" loext:mime-type="image/png"/></draw:frame></text:p>
          </table:table-cell>
          <table:table-cell table:style-name="Tabelle3.B7" office:value-type="string">
            <text:p text:style-name="P23">◌</text:p>
          </table:table-cell>
          <table:table-cell table:style-name="Tabelle3.C7" office:value-type="string">
            <text:p text:style-name="P23">◌</text:p>
          </table:table-cell>
          <table:table-cell table:style-name="Tabelle3.D7" office:value-type="string">
            <text:p text:style-name="P23">◌</text:p>
          </table:table-cell>
          <table:table-cell table:style-name="Tabelle3.E7" office:value-type="string">
            <text:p text:style-name="P23">◌</text:p>
          </table:table-cell>
          <table:table-cell table:style-name="Tabelle3.F7" office:value-type="string">
            <text:p text:style-name="P23">◌</text:p>
          </table:table-cell>
          <table:table-cell table:style-name="Tabelle3.G7" office:value-type="string">
            <text:p text:style-name="P23">◌</text:p>
          </table:table-cell>
          <table:table-cell table:style-name="Tabelle3.H7" office:value-type="string">
            <text:p text:style-name="P23">◌</text:p>
          </table:table-cell>
          <table:table-cell table:style-name="Tabelle3.I7" office:value-type="string">
            <text:p text:style-name="P23">◌</text:p>
          </table:table-cell>
          <table:table-cell table:style-name="Tabelle3.J7" office:value-type="string">
            <text:p text:style-name="P23">◌</text:p>
          </table:table-cell>
          <table:table-cell table:style-name="Tabelle3.K7" office:value-type="string">
            <text:p text:style-name="P23">◌</text:p>
          </table:table-cell>
          <table:table-cell table:style-name="Tabelle3.L7" office:value-type="string">
            <text:p text:style-name="P23">◌</text:p>
          </table:table-cell>
          <table:table-cell table:style-name="Tabelle3.M7" office:value-type="string">
            <text:p text:style-name="P23">◌</text:p>
          </table:table-cell>
          <table:table-cell table:style-name="Tabelle3.N7" office:value-type="string">
            <text:p text:style-name="P23"/>
          </table:table-cell>
          <table:table-cell table:style-name="Tabelle3.O7" office:value-type="string">
            <text:p text:style-name="P20"><draw:frame draw:style-name="fr1" draw:name="Bild23" text:anchor-type="as-char" svg:width="0.427cm" svg:height="0.464cm" draw:z-index="22"><draw:image xlink:href="Pictures/10000201000001140000012C7F7886BDB2DF9CCB.png" xlink:type="simple" xlink:show="embed" xlink:actuate="onLoad" loext:mime-type="image/png"/></draw:frame></text:p>
          </table:table-cell>
          <table:table-cell table:style-name="Tabelle3.P7" office:value-type="string">
            <text:p text:style-name="P23">◌</text:p>
          </table:table-cell>
          <table:table-cell table:style-name="Tabelle3.Q7" office:value-type="string">
            <text:p text:style-name="P23">◌</text:p>
          </table:table-cell>
          <table:table-cell table:style-name="Tabelle3.R7" office:value-type="string">
            <text:p text:style-name="P23">◌</text:p>
          </table:table-cell>
          <table:table-cell table:style-name="Tabelle3.S7" office:value-type="string">
            <text:p text:style-name="P23">◌</text:p>
          </table:table-cell>
          <table:table-cell table:style-name="Tabelle3.T7" office:value-type="string">
            <text:p text:style-name="P23">◌</text:p>
          </table:table-cell>
          <table:table-cell table:style-name="Tabelle3.U7" office:value-type="string">
            <text:p text:style-name="P23">◌</text:p>
          </table:table-cell>
          <table:table-cell table:style-name="Tabelle3.V7" office:value-type="string">
            <text:p text:style-name="P23">◌</text:p>
          </table:table-cell>
          <table:table-cell table:style-name="Tabelle3.W7" office:value-type="string">
            <text:p text:style-name="P23">◌</text:p>
          </table:table-cell>
          <table:table-cell table:style-name="Tabelle3.X7" office:value-type="string">
            <text:p text:style-name="P23">◌</text:p>
          </table:table-cell>
          <table:table-cell table:style-name="Tabelle3.Y7" office:value-type="string">
            <text:p text:style-name="P23">◌</text:p>
          </table:table-cell>
          <table:table-cell table:style-name="Tabelle3.Z7" office:value-type="string">
            <text:p text:style-name="P23">◌</text:p>
          </table:table-cell>
          <table:table-cell table:style-name="Tabelle3.a7" office:value-type="string">
            <text:p text:style-name="P23">◌</text:p>
          </table:table-cell>
          <table:table-cell table:style-name="Tabelle3.b5" office:value-type="string">
            <text:p text:style-name="P23"/>
          </table:table-cell>
          <table:table-cell table:style-name="Tabelle3.c5" office:value-type="string">
            <text:p text:style-name="P16"><draw:frame draw:style-name="fr1" draw:name="Bild24" text:anchor-type="as-char" svg:width="0.427cm" svg:height="0.464cm" draw:z-index="23"><draw:image xlink:href="Pictures/10000201000001140000012C7F7886BDB2DF9CCB.png" xlink:type="simple" xlink:show="embed" xlink:actuate="onLoad" loext:mime-type="image/png"/></draw:frame></text:p>
          </table:table-cell>
          <table:table-cell table:style-name="Tabelle3.d7" office:value-type="string">
            <text:p text:style-name="P23">◌</text:p>
          </table:table-cell>
          <table:table-cell table:style-name="Tabelle3.e7" office:value-type="string">
            <text:p text:style-name="P23">◌</text:p>
          </table:table-cell>
          <table:table-cell table:style-name="Tabelle3.f7" office:value-type="string">
            <text:p text:style-name="P23">◌</text:p>
          </table:table-cell>
          <table:table-cell table:style-name="Tabelle3.g7" office:value-type="string">
            <text:p text:style-name="P23">◌</text:p>
          </table:table-cell>
          <table:table-cell table:style-name="Tabelle3.h7" office:value-type="string">
            <text:p text:style-name="P23">◌</text:p>
          </table:table-cell>
          <table:table-cell table:style-name="Tabelle3.i7" office:value-type="string">
            <text:p text:style-name="P23">◌</text:p>
          </table:table-cell>
          <table:table-cell table:style-name="Tabelle3.j7" office:value-type="string">
            <text:p text:style-name="P23">◌</text:p>
          </table:table-cell>
          <table:table-cell table:style-name="Tabelle3.k7" office:value-type="string">
            <text:p text:style-name="P23">◌</text:p>
          </table:table-cell>
          <table:table-cell table:style-name="Tabelle3.l7" office:value-type="string">
            <text:p text:style-name="P23">◌</text:p>
          </table:table-cell>
          <table:table-cell table:style-name="Tabelle3.m7" office:value-type="string">
            <text:p text:style-name="P23">◌</text:p>
          </table:table-cell>
          <table:table-cell table:style-name="Tabelle3.n7" office:value-type="string">
            <text:p text:style-name="P23">◌</text:p>
          </table:table-cell>
          <table:table-cell table:style-name="Tabelle3.o7" office:value-type="string">
            <text:p text:style-name="P23">◌</text:p>
          </table:table-cell>
        </table:table-row>
        <table:table-row table:style-name="Tabelle3.5">
          <table:table-cell table:style-name="Tabelle3.A8" office:value-type="string">
            <text:p text:style-name="P16"><draw:frame draw:style-name="fr1" draw:name="Bild25" text:anchor-type="as-char" svg:width="0.427cm" svg:height="0.464cm" draw:z-index="24"><draw:image xlink:href="Pictures/10000201000001140000012C78965723E11E800C.png" xlink:type="simple" xlink:show="embed" xlink:actuate="onLoad" loext:mime-type="image/png"/></draw:frame></text:p>
          </table:table-cell>
          <table:table-cell table:style-name="Tabelle3.B8" office:value-type="string">
            <text:p text:style-name="P23">◌</text:p>
          </table:table-cell>
          <table:table-cell table:style-name="Tabelle3.C8" office:value-type="string">
            <text:p text:style-name="P23">◌</text:p>
          </table:table-cell>
          <table:table-cell table:style-name="Tabelle3.D8" office:value-type="string">
            <text:p text:style-name="P23">◌</text:p>
          </table:table-cell>
          <table:table-cell table:style-name="Tabelle3.E8" office:value-type="string">
            <text:p text:style-name="P23">◌</text:p>
          </table:table-cell>
          <table:table-cell table:style-name="Tabelle3.F8" office:value-type="string">
            <text:p text:style-name="P23">◌</text:p>
          </table:table-cell>
          <table:table-cell table:style-name="Tabelle3.G8" office:value-type="string">
            <text:p text:style-name="P23">◌</text:p>
          </table:table-cell>
          <table:table-cell table:style-name="Tabelle3.H8" office:value-type="string">
            <text:p text:style-name="P23">◌</text:p>
          </table:table-cell>
          <table:table-cell table:style-name="Tabelle3.I8" office:value-type="string">
            <text:p text:style-name="P23">◌</text:p>
          </table:table-cell>
          <table:table-cell table:style-name="Tabelle3.J8" office:value-type="string">
            <text:p text:style-name="P23">◌</text:p>
          </table:table-cell>
          <table:table-cell table:style-name="Tabelle3.K8" office:value-type="string">
            <text:p text:style-name="P23">◌</text:p>
          </table:table-cell>
          <table:table-cell table:style-name="Tabelle3.L8" office:value-type="string">
            <text:p text:style-name="P23">◌</text:p>
          </table:table-cell>
          <table:table-cell table:style-name="Tabelle3.M8" office:value-type="string">
            <text:p text:style-name="P23">◌</text:p>
          </table:table-cell>
          <table:table-cell table:style-name="Tabelle3.N8" office:value-type="string">
            <text:p text:style-name="P23"/>
          </table:table-cell>
          <table:table-cell table:style-name="Tabelle3.O8" office:value-type="string">
            <text:p text:style-name="P20"><draw:frame draw:style-name="fr1" draw:name="Bild26" text:anchor-type="as-char" svg:width="0.427cm" svg:height="0.464cm" draw:z-index="25"><draw:image xlink:href="Pictures/10000201000001140000012C78965723E11E800C.png" xlink:type="simple" xlink:show="embed" xlink:actuate="onLoad" loext:mime-type="image/png"/></draw:frame></text:p>
          </table:table-cell>
          <table:table-cell table:style-name="Tabelle3.P8" office:value-type="string">
            <text:p text:style-name="P23">◌</text:p>
          </table:table-cell>
          <table:table-cell table:style-name="Tabelle3.Q8" office:value-type="string">
            <text:p text:style-name="P23">◌</text:p>
          </table:table-cell>
          <table:table-cell table:style-name="Tabelle3.R8" office:value-type="string">
            <text:p text:style-name="P23">◌</text:p>
          </table:table-cell>
          <table:table-cell table:style-name="Tabelle3.S8" office:value-type="string">
            <text:p text:style-name="P23">◌</text:p>
          </table:table-cell>
          <table:table-cell table:style-name="Tabelle3.T8" office:value-type="string">
            <text:p text:style-name="P23">◌</text:p>
          </table:table-cell>
          <table:table-cell table:style-name="Tabelle3.U8" office:value-type="string">
            <text:p text:style-name="P23">◌</text:p>
          </table:table-cell>
          <table:table-cell table:style-name="Tabelle3.V8" office:value-type="string">
            <text:p text:style-name="P23">◌</text:p>
          </table:table-cell>
          <table:table-cell table:style-name="Tabelle3.W8" office:value-type="string">
            <text:p text:style-name="P23">◌</text:p>
          </table:table-cell>
          <table:table-cell table:style-name="Tabelle3.X8" office:value-type="string">
            <text:p text:style-name="P23">◌</text:p>
          </table:table-cell>
          <table:table-cell table:style-name="Tabelle3.Y8" office:value-type="string">
            <text:p text:style-name="P23">◌</text:p>
          </table:table-cell>
          <table:table-cell table:style-name="Tabelle3.Z8" office:value-type="string">
            <text:p text:style-name="P23">◌</text:p>
          </table:table-cell>
          <table:table-cell table:style-name="Tabelle3.a8" office:value-type="string">
            <text:p text:style-name="P23">◌</text:p>
          </table:table-cell>
          <table:table-cell table:style-name="Tabelle3.b5" office:value-type="string">
            <text:p text:style-name="P23"/>
          </table:table-cell>
          <table:table-cell table:style-name="Tabelle3.c5" office:value-type="string">
            <text:p text:style-name="P16"><draw:frame draw:style-name="fr1" draw:name="Bild27" text:anchor-type="as-char" svg:width="0.427cm" svg:height="0.464cm" draw:z-index="26"><draw:image xlink:href="Pictures/10000201000001140000012C78965723E11E800C.png" xlink:type="simple" xlink:show="embed" xlink:actuate="onLoad" loext:mime-type="image/png"/></draw:frame></text:p>
          </table:table-cell>
          <table:table-cell table:style-name="Tabelle3.d8" office:value-type="string">
            <text:p text:style-name="P23">◌</text:p>
          </table:table-cell>
          <table:table-cell table:style-name="Tabelle3.e8" office:value-type="string">
            <text:p text:style-name="P23">◌</text:p>
          </table:table-cell>
          <table:table-cell table:style-name="Tabelle3.f8" office:value-type="string">
            <text:p text:style-name="P23">◌</text:p>
          </table:table-cell>
          <table:table-cell table:style-name="Tabelle3.g8" office:value-type="string">
            <text:p text:style-name="P23">◌</text:p>
          </table:table-cell>
          <table:table-cell table:style-name="Tabelle3.h8" office:value-type="string">
            <text:p text:style-name="P23">◌</text:p>
          </table:table-cell>
          <table:table-cell table:style-name="Tabelle3.i8" office:value-type="string">
            <text:p text:style-name="P23">◌</text:p>
          </table:table-cell>
          <table:table-cell table:style-name="Tabelle3.j8" office:value-type="string">
            <text:p text:style-name="P23">◌</text:p>
          </table:table-cell>
          <table:table-cell table:style-name="Tabelle3.k8" office:value-type="string">
            <text:p text:style-name="P23">◌</text:p>
          </table:table-cell>
          <table:table-cell table:style-name="Tabelle3.l8" office:value-type="string">
            <text:p text:style-name="P23">◌</text:p>
          </table:table-cell>
          <table:table-cell table:style-name="Tabelle3.m8" office:value-type="string">
            <text:p text:style-name="P23">◌</text:p>
          </table:table-cell>
          <table:table-cell table:style-name="Tabelle3.n8" office:value-type="string">
            <text:p text:style-name="P23">◌</text:p>
          </table:table-cell>
          <table:table-cell table:style-name="Tabelle3.o8" office:value-type="string">
            <text:p text:style-name="P23">◌</text:p>
          </table:table-cell>
        </table:table-row>
      </table:table>
      <text:p text:style-name="P35"/>
      <text:p text:style-name="P39"><text:span text:style-name="T13">◌ </text:span><text:span text:style-name="T6">Nothing to do</text:span><text:span text:style-name="T4"> / ○ </text:span><text:span text:style-name="T6">On due</text:span><text:span text:style-name="T4"> / </text:span><text:span text:style-name="T7">–</text:span><text:span text:style-name="T5"> </text:span><text:span text:style-name="T6">Not done</text:span><text:span text:style-name="T5"> </text:span><text:span text:style-name="T4">/ ☓ </text:span><text:span text:style-name="T6">Complete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.88cm" style:writing-mode="lr-tb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14.801cm" style:num-format="1" style:print-orientation="landscape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6T09:46:38.275585665</meta:creation-date>
    <dc:date>2021-01-24T16:42:55.030548201</dc:date>
    <meta:editing-duration>P1DT8H6M30S</meta:editing-duration>
    <meta:editing-cycles>9</meta:editing-cycles>
    <meta:generator>LibreOffice/6.4.6.2$Linux_X86_64 LibreOffice_project/40$Build-2</meta:generator>
    <meta:print-date>2021-01-04T14:45:36.507246910</meta:print-date>
    <meta:document-statistic meta:table-count="3" meta:image-count="27" meta:object-count="0" meta:page-count="1" meta:paragraph-count="479" meta:word-count="510" meta:character-count="792" meta:non-whitespace-character-count="679"/>
  </office:meta>
</office:document-meta>
</file>